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0.298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2.868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0.407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fffff"/>
    </style:style>
    <style:style style:name="ce35" style:family="table-cell" style:parent-style-name="Default" style:data-style-name="N0">
      <style:table-cell-properties fo:background-color="#808080" style:text-align-source="fix" style:repeat-content="false" fo:border="0.74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ffff" style:text-align-source="fix" style:repeat-content="false" fo:border="0.74pt solid #000000" style:vertical-align="middle"/>
      <style:paragraph-properties fo:text-align="start" fo:margin-left="0cm"/>
    </style:style>
    <style:style style:name="ce37" style:family="table-cell" style:parent-style-name="Hipervínculo" style:data-style-name="N0">
      <style:table-cell-properties fo:background-color="#e6e6e6" fo:border="0.74pt solid #000000" style:vertical-align="automatic"/>
      <style:text-properties fo:color="#729fcf" style:text-underline-style="none"/>
    </style:style>
    <style:style style:name="ce38" style:family="table-cell" style:parent-style-name="Hipervínculo" style:data-style-name="N0">
      <style:table-cell-properties fo:background-color="#ffffff" style:text-align-source="fix" style:repeat-content="false" fo:border="0.74pt solid #000000" style:vertical-align="middle"/>
      <style:paragraph-properties fo:text-align="start" fo:margin-left="0cm"/>
      <style:text-properties fo:color="#000000" style:text-underline-style="none"/>
    </style:style>
    <style:style style:name="ce39" style:family="table-cell" style:parent-style-name="Default" style:data-style-name="N0">
      <style:table-cell-properties fo:background-color="#e6e6e6" style:text-align-source="fix" style:repeat-content="false" fo:wrap-option="wrap" fo:border="0.74pt solid #000000" style:vertical-align="middle"/>
      <style:paragraph-properties fo:text-align="start" fo:margin-left="0cm"/>
    </style:style>
    <style:style style:name="ce40" style:family="table-cell" style:parent-style-name="Default" style:data-style-name="N0">
      <style:table-cell-properties fo:background-color="#e6e6e6" style:text-align-source="fix" style:repeat-content="false" fo:border="0.74pt solid #000000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bbe33d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bottom="0.06pt solid #c8d9c7" fo:background-color="#ffff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fo:background-color="#e6e6e6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 style:data-style-name="N0">
      <style:table-cell-properties fo:background-color="#ffffff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47" style:family="table-cell" style:parent-style-name="Default" style:data-style-name="N0">
      <style:table-cell-properties fo:background-color="#ffffff" style:text-align-source="fix" style:repeat-content="false" fo:border="0.74pt solid #000000" style:vertical-align="automatic"/>
      <style:paragraph-properties fo:text-align="center"/>
    </style:style>
    <style:style style:name="ce48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81d41a"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468a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order-bottom="0.06pt solid #00b0f0" fo:background-color="#808080" style:text-align-source="fix" style:repeat-content="false" fo:border-left="0.06pt solid #00b0f0" fo:border-right="none" fo:border-top="0.06pt solid #00b0f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aab7bf" style:text-align-source="fix" style:repeat-content="false" fo:wrap-option="wrap" fo:border="0.06pt solid #00b0f0" style:vertical-align="middl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ackground-color="#c8d9c7" style:text-align-source="fix" style:repeat-content="false" fo:wrap-option="wrap" fo:border="0.06pt solid #00b0f0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-bottom="0.06pt solid #00b0f0" fo:background-color="#e2e7ea" style:text-align-source="fix" style:repeat-content="false" fo:border-left="0.06pt solid #00b0f0" fo:border-right="0.06pt solid #00b0f0" fo:border-top="none" style:vertical-align="automatic"/>
      <style:paragraph-properties fo:text-align="center"/>
    </style:style>
    <style:style style:name="ce24" style:family="table-cell" style:parent-style-name="Default" style:data-style-name="N0">
      <style:table-cell-properties fo:background-color="#e2e7ea" style:text-align-source="fix" style:repeat-content="false" fo:border="0.06pt solid #00b0f0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dde8dc" style:text-align-source="fix" style:repeat-content="false" fo:border="0.06pt solid #00b0f0" style:vertical-align="automatic"/>
      <style:paragraph-properties fo:text-align="center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 style:data-style-name="N0">
      <style:table-cell-properties fo:background-color="#e2e7ea" style:text-align-source="fix" style:repeat-content="false" fo:border="0.74pt solid #000000" style:vertical-align="automatic"/>
      <style:paragraph-properties fo:text-align="center"/>
      <style:text-properties style:font-name="Liberation Serif" fo:language="none" fo:country="none" style:font-name-asian="DejaVu Sans" style:language-asian="none" style:country-asian="none" style:font-name-complex="DejaVu Sans" style:language-complex="none" style:country-complex="none"/>
    </style:style>
    <style:style style:name="ce28" style:family="table-cell" style:parent-style-name="Default" style:data-style-name="N0">
      <style:table-cell-properties fo:background-color="#e2e7ea" style:text-align-source="fix" style:repeat-content="false" fo:border="0.74pt solid #000000" style:vertical-align="automatic"/>
      <style:paragraph-properties fo:text-align="center"/>
      <style:text-properties style:use-window-font-color="true" style:font-name="Liberation Serif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5ce" fo:border="0.74pt solid #000000"/>
    </style:style>
    <style:style style:name="ce65" style:family="table-cell" style:parent-style-name="Default">
      <style:table-cell-properties fo:background-color="#fff5c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dbb6" fo:border="0.74pt solid #000000"/>
    </style:style>
    <style:style style:name="ce3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808080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ff" fo:border="0.74pt solid #000000"/>
    </style:style>
    <style:style style:name="ce34" style:family="table-cell" style:parent-style-name="Default">
      <style:table-cell-properties fo:background-color="#bdbdb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Full intermedi'.$E$8:.$E$20])" table:allow-empty-cell="true" table:display-list="unsorted" table:base-cell-address="Alumnes.C3">
          <table:help-message table:display="true"/>
          <table:error-message table:message-type="stop" table:display="true"/>
        </table:content-validation>
        <table:content-validation table:name="val2" table:condition="of:cell-content-is-in-list(&quot;EX&quot;;&quot;NT&quot;;&quot;BE&quot;;&quot;SF&quot;;&quot;IN&quot;)" table:allow-empty-cell="true" table:display-list="unsorted" table:base-cell-address="Alumnes.C4">
          <table:error-message table:message-type="stop" table:display="true"/>
        </table:content-validation>
        <table:content-validation table:name="val3" table:condition="of:cell-content-is-in-list([$Alumnes.$B$4:.$B$13])" table:allow-empty-cell="true" table:display-list="unsorted" table:base-cell-address="'Full intermedi'.C3">
          <table:help-message table:display="true"/>
          <table:error-message table:message-type="stop" table:display="true"/>
        </table:content-validation>
      </table:content-validations>
      <table:table table:name="Alumnes" table:style-name="ta1">
        <table:table-column table:style-name="co1" table:default-cell-style-name="ce2"/>
        <table:table-column table:style-name="co2" table:default-cell-style-name="ce36"/>
        <table:table-column table:style-name="co3" table:number-columns-repeated="3" table:default-cell-style-name="ce44"/>
        <table:table-column table:style-name="co3" table:default-cell-style-name="ce45"/>
        <table:table-column table:style-name="co3" table:number-columns-repeated="3" table:default-cell-style-name="ce44"/>
        <table:table-column table:style-name="co3" table:number-columns-repeated="4" table:default-cell-style-name="ce45"/>
        <table:table-column table:style-name="co3" table:default-cell-style-name="ce44"/>
        <table:table-column table:style-name="co4" table:default-cell-style-name="ce36"/>
        <table:table-column table:style-name="co5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3" table:number-columns-repeated="908" table:default-cell-style-name="ce2"/>
        <table:table-column table:style-name="co3" table:number-columns-repeated="15360" table:default-cell-style-name="ce19"/>
        <table:table-row table:style-name="ro1">
          <table:table-cell/>
          <table:table-cell table:style-name="ce2"/>
          <table:table-cell table:style-name="ce9" office:value-type="string" calcext:value-type="string" table:number-columns-spanned="12" table:number-rows-spanned="1">
            <text:p>PRIMERA AVALUACIÓ</text:p>
          </table:table-cell>
          <table:covered-table-cell table:number-columns-repeated="10" table:style-name="ce14"/>
          <table:covered-table-cell table:style-name="ce2"/>
          <table:table-cell table:style-name="ce2" table:number-columns-repeated="5"/>
          <table:table-cell table:number-columns-repeated="16268"/>
        </table:table-row>
        <table:table-row table:style-name="ro1">
          <table:table-cell/>
          <table:table-cell table:style-name="ce2"/>
          <table:table-cell table:style-name="ce10" office:value-type="string" calcext:value-type="string" table:number-columns-spanned="5" table:number-rows-spanned="1">
            <text:p>S.A. 1</text:p>
          </table:table-cell>
          <table:covered-table-cell table:number-columns-repeated="4" table:style-name="ce14"/>
          <table:table-cell table:style-name="ce48" office:value-type="string" calcext:value-type="string" table:number-columns-spanned="2" table:number-rows-spanned="1">
            <text:p>S.A.2</text:p>
          </table:table-cell>
          <table:covered-table-cell table:style-name="ce49"/>
          <table:table-cell table:style-name="ce18" office:value-type="string" calcext:value-type="string" table:number-columns-spanned="5" table:number-rows-spanned="1">
            <text:p>S.A.3</text:p>
          </table:table-cell>
          <table:covered-table-cell table:number-columns-repeated="3" table:style-name="ce14"/>
          <table:covered-table-cell table:style-name="ce2"/>
          <table:table-cell table:style-name="ce2" table:number-columns-repeated="5"/>
          <table:table-cell table:number-columns-repeated="16268"/>
        </table:table-row>
        <table:table-row table:style-name="ro2">
          <table:table-cell/>
          <table:table-cell table:style-name="ce35" table:content-validation-name="val1" office:value-type="string" calcext:value-type="string">
            <text:p>Nombre</text:p>
          </table:table-cell>
          <table:table-cell table:style-name="ce35" table:content-validation-name="val1" office:value-type="string" calcext:value-type="string">
            <text:p>CA 1.1</text:p>
          </table:table-cell>
          <table:table-cell table:style-name="ce35" table:content-validation-name="val1" office:value-type="string" calcext:value-type="string">
            <text:p>CA 1.2</text:p>
          </table:table-cell>
          <table:table-cell table:style-name="ce35" table:content-validation-name="val1" office:value-type="string" calcext:value-type="string">
            <text:p>CA 2.1</text:p>
          </table:table-cell>
          <table:table-cell table:style-name="ce35" table:content-validation-name="val1" office:value-type="string" calcext:value-type="string">
            <text:p>CA 2.4</text:p>
          </table:table-cell>
          <table:table-cell table:style-name="ce35" table:content-validation-name="val1" office:value-type="string" calcext:value-type="string">
            <text:p>CA 1.5</text:p>
          </table:table-cell>
          <table:table-cell table:style-name="ce35" table:content-validation-name="val1" office:value-type="string" calcext:value-type="string">
            <text:p>CA 1.1</text:p>
          </table:table-cell>
          <table:table-cell table:style-name="ce35" table:content-validation-name="val1" office:value-type="string" calcext:value-type="string">
            <text:p>CA 1.2</text:p>
          </table:table-cell>
          <table:table-cell table:style-name="ce35" table:content-validation-name="val1" office:value-type="string" calcext:value-type="string">
            <text:p>CA 1.1</text:p>
          </table:table-cell>
          <table:table-cell table:style-name="ce35" table:content-validation-name="val1" office:value-type="string" calcext:value-type="string">
            <text:p>CA 2.2</text:p>
          </table:table-cell>
          <table:table-cell table:style-name="ce35" table:content-validation-name="val1" office:value-type="string" calcext:value-type="string">
            <text:p>CA 2.3</text:p>
          </table:table-cell>
          <table:table-cell table:style-name="ce35" table:content-validation-name="val1" office:value-type="string" calcext:value-type="string">
            <text:p>CA 1.4</text:p>
          </table:table-cell>
          <table:table-cell table:style-name="ce35" table:content-validation-name="val1" office:value-type="string" calcext:value-type="string">
            <text:p>CA 1.7</text:p>
          </table:table-cell>
          <table:table-cell table:style-name="ce35" table:content-validation-name="val1" office:value-type="string" calcext:value-type="string">
            <text:p>EX</text:p>
          </table:table-cell>
          <table:table-cell table:style-name="ce35" table:content-validation-name="val1" office:value-type="string" calcext:value-type="string">
            <text:p>NT</text:p>
          </table:table-cell>
          <table:table-cell table:style-name="ce35" table:content-validation-name="val1" office:value-type="string" calcext:value-type="string">
            <text:p>BE</text:p>
          </table:table-cell>
          <table:table-cell table:style-name="ce35" table:content-validation-name="val1" office:value-type="string" calcext:value-type="string">
            <text:p>SF</text:p>
          </table:table-cell>
          <table:table-cell table:style-name="ce35" table:content-validation-name="val1" office:value-type="string" calcext:value-type="string">
            <text:p>IN</text:p>
          </table:table-cell>
          <table:table-cell table:number-columns-repeated="1626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#ALU 1" xlink:type="simple">ALBERTO DURERO</text:a></text:p>
          </table:table-cell>
          <table:table-cell table:number-columns-repeated="3" table:style-name="ce43" table:content-validation-name="val2" office:value-type="string" calcext:value-type="string">
            <text:p>NT</text:p>
          </table:table-cell>
          <table:table-cell table:content-validation-name="val2" office:value-type="string" calcext:value-type="string">
            <text:p>NT</text:p>
          </table:table-cell>
          <table:table-cell table:number-columns-repeated="3" table:style-name="ce45" table:content-validation-name="val2" office:value-type="string" calcext:value-type="string">
            <text:p>EX</text:p>
          </table:table-cell>
          <table:table-cell table:number-columns-repeated="4" table:content-validation-name="val2" office:value-type="string" calcext:value-type="string">
            <text:p>EX</text:p>
          </table:table-cell>
          <table:table-cell table:style-name="ce45" table:content-validation-name="val2" office:value-type="string" calcext:value-type="string">
            <text:p>EX</text:p>
          </table:table-cell>
          <table:table-cell table:formula="of:=COUNTIF([.$C4:.$N4];[.O$3])" office:value-type="float" office:value="8" calcext:value-type="float">
            <text:p>8</text:p>
          </table:table-cell>
          <table:table-cell table:formula="of:=COUNTIF([.$C4:.$N4];[.P$3])" office:value-type="float" office:value="4" calcext:value-type="float">
            <text:p>4</text:p>
          </table:table-cell>
          <table:table-cell table:formula="of:=COUNTIF([.$C4:.$N4];[.Q$3])" office:value-type="float" office:value="0" calcext:value-type="float">
            <text:p>0</text:p>
          </table:table-cell>
          <table:table-cell table:formula="of:=COUNTIF([.$C4:.$N4];[.R$3])" office:value-type="float" office:value="0" calcext:value-type="float">
            <text:p>0</text:p>
          </table:table-cell>
          <table:table-cell table:formula="of:=COUNTIF([.$C4:.$N4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<text:a xlink:href="#ALU 2" xlink:type="simple">ALPHONSE MUCHA</text:a></text:p>
          </table:table-cell>
          <table:table-cell table:content-validation-name="val2" office:value-type="string" calcext:value-type="string">
            <text:p>NT</text:p>
          </table:table-cell>
          <table:table-cell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NT</text:p>
          </table:table-cell>
          <table:table-cell table:style-name="ce44" table:content-validation-name="val2" office:value-type="string" calcext:value-type="string">
            <text:p>NT</text:p>
          </table:table-cell>
          <table:table-cell table:number-columns-repeated="3" table:content-validation-name="val2" office:value-type="string" calcext:value-type="string">
            <text:p>NT</text:p>
          </table:table-cell>
          <table:table-cell table:number-columns-repeated="4" table:style-name="ce44" table:content-validation-name="val2" office:value-type="string" calcext:value-type="string">
            <text:p>NT</text:p>
          </table:table-cell>
          <table:table-cell table:content-validation-name="val2" office:value-type="string" calcext:value-type="string">
            <text:p>NT</text:p>
          </table:table-cell>
          <table:table-cell table:formula="of:=COUNTIF([.$C5:.$N5];[.O$3])" office:value-type="float" office:value="1" calcext:value-type="float">
            <text:p>1</text:p>
          </table:table-cell>
          <table:table-cell table:formula="of:=COUNTIF([.$C5:.$N5];[.P$3])" office:value-type="float" office:value="11" calcext:value-type="float">
            <text:p>11</text:p>
          </table:table-cell>
          <table:table-cell table:formula="of:=COUNTIF([.$C5:.$N5];[.Q$3])" office:value-type="float" office:value="0" calcext:value-type="float">
            <text:p>0</text:p>
          </table:table-cell>
          <table:table-cell table:formula="of:=COUNTIF([.$C5:.$N5];[.R$3])" office:value-type="float" office:value="0" calcext:value-type="float">
            <text:p>0</text:p>
          </table:table-cell>
          <table:table-cell table:formula="of:=COUNTIF([.$C5:.$N5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<text:a xlink:href="#ALU 3" xlink:type="simple">AMADEO MODIGLIANI</text:a></text:p>
          </table:table-cell>
          <table:table-cell table:number-columns-repeated="3" table:style-name="ce45"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BE</text:p>
          </table:table-cell>
          <table:table-cell table:number-columns-repeated="3" table:style-name="ce45" table:content-validation-name="val2" office:value-type="string" calcext:value-type="string">
            <text:p>BE</text:p>
          </table:table-cell>
          <table:table-cell table:number-columns-repeated="4" table:content-validation-name="val2" office:value-type="string" calcext:value-type="string">
            <text:p>BE</text:p>
          </table:table-cell>
          <table:table-cell table:style-name="ce45" table:content-validation-name="val2" office:value-type="string" calcext:value-type="string">
            <text:p>BE</text:p>
          </table:table-cell>
          <table:table-cell table:formula="of:=COUNTIF([.$C6:.$N6];[.O$3])" office:value-type="float" office:value="0" calcext:value-type="float">
            <text:p>0</text:p>
          </table:table-cell>
          <table:table-cell table:formula="of:=COUNTIF([.$C6:.$N6];[.P$3])" office:value-type="float" office:value="0" calcext:value-type="float">
            <text:p>0</text:p>
          </table:table-cell>
          <table:table-cell table:formula="of:=COUNTIF([.$C6:.$N6];[.Q$3])" office:value-type="float" office:value="12" calcext:value-type="float">
            <text:p>12</text:p>
          </table:table-cell>
          <table:table-cell table:formula="of:=COUNTIF([.$C6:.$N6];[.R$3])" office:value-type="float" office:value="0" calcext:value-type="float">
            <text:p>0</text:p>
          </table:table-cell>
          <table:table-cell table:formula="of:=COUNTIF([.$C6:.$N6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9" office:value-type="string" calcext:value-type="string">
            <text:p><text:a xlink:href="#ALU 4" xlink:type="simple">ARTEMISIA GENTILESCHI</text:a></text:p>
          </table:table-cell>
          <table:table-cell table:number-columns-repeated="3" table:content-validation-name="val2" office:value-type="string" calcext:value-type="string">
            <text:p>EX</text:p>
          </table:table-cell>
          <table:table-cell table:style-name="ce44" table:content-validation-name="val2" office:value-type="string" calcext:value-type="string">
            <text:p>EX</text:p>
          </table:table-cell>
          <table:table-cell table:number-columns-repeated="3" table:content-validation-name="val2" office:value-type="string" calcext:value-type="string">
            <text:p>EX</text:p>
          </table:table-cell>
          <table:table-cell table:number-columns-repeated="4" table:style-name="ce44"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EX</text:p>
          </table:table-cell>
          <table:table-cell table:formula="of:=COUNTIF([.$C7:.$N7];[.O$3])" office:value-type="float" office:value="12" calcext:value-type="float">
            <text:p>12</text:p>
          </table:table-cell>
          <table:table-cell table:formula="of:=COUNTIF([.$C7:.$N7];[.P$3])" office:value-type="float" office:value="0" calcext:value-type="float">
            <text:p>0</text:p>
          </table:table-cell>
          <table:table-cell table:formula="of:=COUNTIF([.$C7:.$N7];[.Q$3])" office:value-type="float" office:value="0" calcext:value-type="float">
            <text:p>0</text:p>
          </table:table-cell>
          <table:table-cell table:formula="of:=COUNTIF([.$C7:.$N7];[.R$3])" office:value-type="float" office:value="0" calcext:value-type="float">
            <text:p>0</text:p>
          </table:table-cell>
          <table:table-cell table:formula="of:=COUNTIF([.$C7:.$N7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#ALU 5" xlink:type="simple">BERTHE MORISOT</text:a></text:p>
          </table:table-cell>
          <table:table-cell table:style-name="ce45" table:content-validation-name="val2" office:value-type="string" calcext:value-type="string">
            <text:p>EX</text:p>
          </table:table-cell>
          <table:table-cell table:style-name="ce45" table:content-validation-name="val2" office:value-type="string" calcext:value-type="string">
            <text:p>NT</text:p>
          </table:table-cell>
          <table:table-cell table:style-name="ce45"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EX</text:p>
          </table:table-cell>
          <table:table-cell table:style-name="ce47" table:content-validation-name="val2" office:value-type="string" calcext:value-type="string">
            <text:p>NT</text:p>
          </table:table-cell>
          <table:table-cell table:style-name="ce47" table:content-validation-name="val2" office:value-type="string" calcext:value-type="string">
            <text:p>BE</text:p>
          </table:table-cell>
          <table:table-cell table:style-name="ce47"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NT</text:p>
          </table:table-cell>
          <table:table-cell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EX</text:p>
          </table:table-cell>
          <table:table-cell table:style-name="ce47" table:content-validation-name="val2" office:value-type="string" calcext:value-type="string">
            <text:p>NT</text:p>
          </table:table-cell>
          <table:table-cell table:formula="of:=COUNTIF([.$C8:.$N8];[.O$3])" office:value-type="float" office:value="5" calcext:value-type="float">
            <text:p>5</text:p>
          </table:table-cell>
          <table:table-cell table:formula="of:=COUNTIF([.$C8:.$N8];[.P$3])" office:value-type="float" office:value="4" calcext:value-type="float">
            <text:p>4</text:p>
          </table:table-cell>
          <table:table-cell table:formula="of:=COUNTIF([.$C8:.$N8];[.Q$3])" office:value-type="float" office:value="3" calcext:value-type="float">
            <text:p>3</text:p>
          </table:table-cell>
          <table:table-cell table:formula="of:=COUNTIF([.$C8:.$N8];[.R$3])" office:value-type="float" office:value="0" calcext:value-type="float">
            <text:p>0</text:p>
          </table:table-cell>
          <table:table-cell table:formula="of:=COUNTIF([.$C8:.$N8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0" office:value-type="string" calcext:value-type="string">
            <text:p><text:a xlink:href="#ALU 6" xlink:type="simple">CASPAR DAVID FRIEDRICH</text:a></text:p>
          </table:table-cell>
          <table:table-cell table:number-columns-repeated="2" table:content-validation-name="val2" office:value-type="string" calcext:value-type="string">
            <text:p>IN</text:p>
          </table:table-cell>
          <table:table-cell table:content-validation-name="val2" office:value-type="string" calcext:value-type="string">
            <text:p>SF</text:p>
          </table:table-cell>
          <table:table-cell table:style-name="ce44" table:content-validation-name="val2" office:value-type="string" calcext:value-type="string">
            <text:p>SF</text:p>
          </table:table-cell>
          <table:table-cell table:number-columns-repeated="3" table:content-validation-name="val2" office:value-type="string" calcext:value-type="string">
            <text:p>IN</text:p>
          </table:table-cell>
          <table:table-cell table:style-name="ce44" table:content-validation-name="val2" office:value-type="string" calcext:value-type="string">
            <text:p>BE</text:p>
          </table:table-cell>
          <table:table-cell table:number-columns-repeated="3" table:style-name="ce44" table:content-validation-name="val2" office:value-type="string" calcext:value-type="string">
            <text:p>IN</text:p>
          </table:table-cell>
          <table:table-cell table:content-validation-name="val2" office:value-type="string" calcext:value-type="string">
            <text:p>IN</text:p>
          </table:table-cell>
          <table:table-cell table:formula="of:=COUNTIF([.$C9:.$N9];[.O$3])" office:value-type="float" office:value="0" calcext:value-type="float">
            <text:p>0</text:p>
          </table:table-cell>
          <table:table-cell table:formula="of:=COUNTIF([.$C9:.$N9];[.P$3])" office:value-type="float" office:value="0" calcext:value-type="float">
            <text:p>0</text:p>
          </table:table-cell>
          <table:table-cell table:formula="of:=COUNTIF([.$C9:.$N9];[.Q$3])" office:value-type="float" office:value="1" calcext:value-type="float">
            <text:p>1</text:p>
          </table:table-cell>
          <table:table-cell table:formula="of:=COUNTIF([.$C9:.$N9];[.R$3])" office:value-type="float" office:value="2" calcext:value-type="float">
            <text:p>2</text:p>
          </table:table-cell>
          <table:table-cell table:formula="of:=COUNTIF([.$C9:.$N9];[.S$3])" office:value-type="float" office:value="9" calcext:value-type="float">
            <text:p>9</text:p>
          </table:table-cell>
          <table:table-cell table:number-columns-repeated="1626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#ALU 7" xlink:type="simple">CINDY SHERMAN</text:a></text:p>
          </table:table-cell>
          <table:table-cell table:style-name="ce45" table:content-validation-name="val2" office:value-type="string" calcext:value-type="string">
            <text:p>EX</text:p>
          </table:table-cell>
          <table:table-cell table:style-name="ce45" table:content-validation-name="val2" office:value-type="string" calcext:value-type="string">
            <text:p>NT</text:p>
          </table:table-cell>
          <table:table-cell table:style-name="ce45"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EX</text:p>
          </table:table-cell>
          <table:table-cell table:style-name="ce47" table:content-validation-name="val2" office:value-type="string" calcext:value-type="string">
            <text:p>NT</text:p>
          </table:table-cell>
          <table:table-cell table:style-name="ce47" table:content-validation-name="val2" office:value-type="string" calcext:value-type="string">
            <text:p>BE</text:p>
          </table:table-cell>
          <table:table-cell table:style-name="ce47"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NT</text:p>
          </table:table-cell>
          <table:table-cell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EX</text:p>
          </table:table-cell>
          <table:table-cell table:style-name="ce47" table:content-validation-name="val2" office:value-type="string" calcext:value-type="string">
            <text:p>NT</text:p>
          </table:table-cell>
          <table:table-cell table:formula="of:=COUNTIF([.$C10:.$N10];[.O$3])" office:value-type="float" office:value="5" calcext:value-type="float">
            <text:p>5</text:p>
          </table:table-cell>
          <table:table-cell table:formula="of:=COUNTIF([.$C10:.$N10];[.P$3])" office:value-type="float" office:value="4" calcext:value-type="float">
            <text:p>4</text:p>
          </table:table-cell>
          <table:table-cell table:formula="of:=COUNTIF([.$C10:.$N10];[.Q$3])" office:value-type="float" office:value="3" calcext:value-type="float">
            <text:p>3</text:p>
          </table:table-cell>
          <table:table-cell table:formula="of:=COUNTIF([.$C10:.$N10];[.R$3])" office:value-type="float" office:value="0" calcext:value-type="float">
            <text:p>0</text:p>
          </table:table-cell>
          <table:table-cell table:formula="of:=COUNTIF([.$C10:.$N10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0" office:value-type="string" calcext:value-type="string">
            <text:p><text:a xlink:href="#ALU 8" xlink:type="simple">CLAUDE MONET</text:a></text:p>
          </table:table-cell>
          <table:table-cell table:number-columns-repeated="3" table:content-validation-name="val2" office:value-type="string" calcext:value-type="string">
            <text:p>IN</text:p>
          </table:table-cell>
          <table:table-cell table:style-name="ce44" table:content-validation-name="val2" office:value-type="string" calcext:value-type="string">
            <text:p>IN</text:p>
          </table:table-cell>
          <table:table-cell table:number-columns-repeated="3" table:content-validation-name="val2" office:value-type="string" calcext:value-type="string">
            <text:p>IN</text:p>
          </table:table-cell>
          <table:table-cell table:number-columns-repeated="4" table:style-name="ce44" table:content-validation-name="val2" office:value-type="string" calcext:value-type="string">
            <text:p>IN</text:p>
          </table:table-cell>
          <table:table-cell table:content-validation-name="val2" office:value-type="string" calcext:value-type="string">
            <text:p>IN</text:p>
          </table:table-cell>
          <table:table-cell table:formula="of:=COUNTIF([.$C11:.$N11];[.O$3])" office:value-type="float" office:value="0" calcext:value-type="float">
            <text:p>0</text:p>
          </table:table-cell>
          <table:table-cell table:formula="of:=COUNTIF([.$C11:.$N11];[.P$3])" office:value-type="float" office:value="0" calcext:value-type="float">
            <text:p>0</text:p>
          </table:table-cell>
          <table:table-cell table:formula="of:=COUNTIF([.$C11:.$N11];[.Q$3])" office:value-type="float" office:value="0" calcext:value-type="float">
            <text:p>0</text:p>
          </table:table-cell>
          <table:table-cell table:formula="of:=COUNTIF([.$C11:.$N11];[.R$3])" office:value-type="float" office:value="0" calcext:value-type="float">
            <text:p>0</text:p>
          </table:table-cell>
          <table:table-cell table:formula="of:=COUNTIF([.$C11:.$N11];[.S$3])" office:value-type="float" office:value="12" calcext:value-type="float">
            <text:p>12</text:p>
          </table:table-cell>
          <table:table-cell table:number-columns-repeated="1626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8" office:value-type="string" calcext:value-type="string">
            <text:p><text:a xlink:href="#ALU 9" xlink:type="simple">FILIPO BRUNELLESCHI</text:a></text:p>
          </table:table-cell>
          <table:table-cell table:style-name="ce45" table:content-validation-name="val2" office:value-type="string" calcext:value-type="string">
            <text:p>EX</text:p>
          </table:table-cell>
          <table:table-cell table:style-name="ce45" table:content-validation-name="val2" office:value-type="string" calcext:value-type="string">
            <text:p>NT</text:p>
          </table:table-cell>
          <table:table-cell table:style-name="ce45"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EX</text:p>
          </table:table-cell>
          <table:table-cell table:style-name="ce47" table:content-validation-name="val2" office:value-type="string" calcext:value-type="string">
            <text:p>NT</text:p>
          </table:table-cell>
          <table:table-cell table:style-name="ce47" table:content-validation-name="val2" office:value-type="string" calcext:value-type="string">
            <text:p>BE</text:p>
          </table:table-cell>
          <table:table-cell table:style-name="ce47"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NT</text:p>
          </table:table-cell>
          <table:table-cell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EX</text:p>
          </table:table-cell>
          <table:table-cell table:style-name="ce47" table:content-validation-name="val2" office:value-type="string" calcext:value-type="string">
            <text:p>NT</text:p>
          </table:table-cell>
          <table:table-cell table:formula="of:=COUNTIF([.$C12:.$N12];[.O$3])" office:value-type="float" office:value="5" calcext:value-type="float">
            <text:p>5</text:p>
          </table:table-cell>
          <table:table-cell table:formula="of:=COUNTIF([.$C12:.$N12];[.P$3])" office:value-type="float" office:value="4" calcext:value-type="float">
            <text:p>4</text:p>
          </table:table-cell>
          <table:table-cell table:formula="of:=COUNTIF([.$C12:.$N12];[.Q$3])" office:value-type="float" office:value="3" calcext:value-type="float">
            <text:p>3</text:p>
          </table:table-cell>
          <table:table-cell table:formula="of:=COUNTIF([.$C12:.$N12];[.R$3])" office:value-type="float" office:value="0" calcext:value-type="float">
            <text:p>0</text:p>
          </table:table-cell>
          <table:table-cell table:formula="of:=COUNTIF([.$C12:.$N12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0" office:value-type="string" calcext:value-type="string">
            <text:p><text:a xlink:href="#ALU 10" xlink:type="simple">DORA MAAR</text:a></text:p>
          </table:table-cell>
          <table:table-cell table:number-columns-repeated="2" table:content-validation-name="val2" office:value-type="string" calcext:value-type="string">
            <text:p>IN</text:p>
          </table:table-cell>
          <table:table-cell table:content-validation-name="val2" office:value-type="string" calcext:value-type="string">
            <text:p>SF</text:p>
          </table:table-cell>
          <table:table-cell table:style-name="ce44" table:content-validation-name="val2" office:value-type="string" calcext:value-type="string">
            <text:p>IN</text:p>
          </table:table-cell>
          <table:table-cell table:content-validation-name="val2" office:value-type="string" calcext:value-type="string">
            <text:p>IN</text:p>
          </table:table-cell>
          <table:table-cell table:number-columns-repeated="2" table:content-validation-name="val2" office:value-type="string" calcext:value-type="string">
            <text:p>SF</text:p>
          </table:table-cell>
          <table:table-cell table:style-name="ce44" table:content-validation-name="val2" office:value-type="string" calcext:value-type="string">
            <text:p>SF</text:p>
          </table:table-cell>
          <table:table-cell table:number-columns-repeated="3" table:style-name="ce44" table:content-validation-name="val2" office:value-type="string" calcext:value-type="string">
            <text:p>IN</text:p>
          </table:table-cell>
          <table:table-cell table:content-validation-name="val2" office:value-type="string" calcext:value-type="string">
            <text:p>IN</text:p>
          </table:table-cell>
          <table:table-cell table:formula="of:=COUNTIF([.$C13:.$N13];[.O$3])" office:value-type="float" office:value="0" calcext:value-type="float">
            <text:p>0</text:p>
          </table:table-cell>
          <table:table-cell table:formula="of:=COUNTIF([.$C13:.$N13];[.P$3])" office:value-type="float" office:value="0" calcext:value-type="float">
            <text:p>0</text:p>
          </table:table-cell>
          <table:table-cell table:formula="of:=COUNTIF([.$C13:.$N13];[.Q$3])" office:value-type="float" office:value="0" calcext:value-type="float">
            <text:p>0</text:p>
          </table:table-cell>
          <table:table-cell table:formula="of:=COUNTIF([.$C13:.$N13];[.R$3])" office:value-type="float" office:value="4" calcext:value-type="float">
            <text:p>4</text:p>
          </table:table-cell>
          <table:table-cell table:formula="of:=COUNTIF([.$C13:.$N13];[.S$3])" office:value-type="float" office:value="8" calcext:value-type="float">
            <text:p>8</text:p>
          </table:table-cell>
          <table:table-cell table:number-columns-repeated="16268"/>
        </table:table-row>
      </table:table>
      <table:table table:name="Full intermedi" table:style-name="ta1">
        <table:table-column table:style-name="co7" table:number-columns-repeated="2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0"/>
        <table:table-column table:style-name="co3" table:number-columns-repeated="8" table:default-cell-style-name="Default"/>
        <table:table-row table:style-name="ro2"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Selecciona alumne</text:p>
          </table:table-cell>
          <table:table-cell table:number-columns-repeated="15"/>
        </table:table-row>
        <table:table-row table:style-name="ro2">
          <table:table-cell table:number-columns-repeated="2"/>
          <table:table-cell table:style-name="ce20" table:content-validation-name="val3" office:value-type="string" calcext:value-type="string" table:number-columns-spanned="3" table:number-rows-spanned="1">
            <text:p>ALBERTO DURERO</text:p>
          </table:table-cell>
          <table:covered-table-cell table:number-columns-repeated="2" table:style-name="ce2"/>
          <table:table-cell table:style-name="ce2" table:number-columns-repeated="2"/>
          <table:table-cell table:number-columns-repeated="11"/>
        </table:table-row>
        <table:table-row table:style-name="ro2" table:number-rows-repeated="3">
          <table:table-cell table:number-columns-repeated="18"/>
        </table:table-row>
        <table:table-row table:style-name="ro2">
          <table:table-cell table:number-columns-repeated="5"/>
          <table:table-cell table:style-name="ce26" office:value-type="string" calcext:value-type="string">
            <text:p>FILA</text:p>
          </table:table-cell>
          <table:table-cell table:style-name="ce26" office:value-type="string" calcext:value-type="string">
            <text:p>Columna</text:p>
          </table:table-cell>
          <table:table-cell table:style-name="ce26" office:value-type="string" calcext:value-type="string">
            <text:p>NOTA</text:p>
          </table:table-cell>
          <table:table-cell table:style-name="ce26" office:value-type="string" calcext:value-type="string">
            <text:p>Amb SI.ERROR</text:p>
          </table:table-cell>
          <table:table-cell table:style-name="ce29" office:value-type="string" calcext:value-type="string">
            <text:p>TOT JUNT</text:p>
          </table:table-cell>
          <table:table-cell table:style-name="ce26" table:number-columns-repeated="2"/>
          <table:table-cell table:style-name="ce64" office:value-type="string" calcext:value-type="string">
            <text:p>Valor1</text:p>
          </table:table-cell>
          <table:table-cell table:style-name="ce64" office:value-type="string" calcext:value-type="string">
            <text:p>Valor2</text:p>
          </table:table-cell>
          <table:table-cell table:style-name="ce64" office:value-type="string" calcext:value-type="string">
            <text:p>Valor3</text:p>
          </table:table-cell>
          <table:table-cell table:style-name="ce66" office:value-type="string" calcext:value-type="string">
            <text:p>Valor1</text:p>
          </table:table-cell>
          <table:table-cell table:style-name="ce66" office:value-type="string" calcext:value-type="string">
            <text:p>Valor2</text:p>
          </table:table-cell>
          <table:table-cell table:style-name="ce66" office:value-type="string" calcext:value-type="string">
            <text:p>Valor3</text:p>
          </table:table-cell>
        </table:table-row>
        <table:table-row table:style-name="ro2">
          <table:table-cell table:number-columns-repeated="2"/>
          <table:table-cell table:style-name="ce21" office:value-type="string" calcext:value-type="string" table:number-columns-spanned="2" table:number-rows-spanned="7">
            <text:p>COMPETÈNCIA ESPECÍFICA 1</text:p>
          </table:table-cell>
          <table:covered-table-cell table:style-name="ce2"/>
          <table:table-cell table:style-name="ce23" office:value-type="string" calcext:value-type="string">
            <text:p>CA 1.1</text:p>
          </table:table-cell>
          <table:table-cell table:style-name="ce27" table:formula="of:=MATCH([.$C$3];[Alumnes.$B4:.$B$13];0)" office:value-type="float" office:value="1" calcext:value-type="float">
            <text:p>1</text:p>
          </table:table-cell>
          <table:table-cell table:style-name="ce27" table:formula="of:=MATCH([.E8];[Alumnes.$C$3:.$N$3];0)" office:value-type="float" office:value="1" calcext:value-type="float">
            <text:p>1</text:p>
          </table:table-cell>
          <table:table-cell table:style-name="ce28" table:formula="of:=INDEX([Alumnes.$C$4:.$N$13];[.F8];[.G8])" office:value-type="string" office:string-value="NT" calcext:value-type="string">
            <text:p>NT</text:p>
          </table:table-cell>
          <table:table-cell table:style-name="ce29" table:formula="of:=IFERROR(INDEX([Alumnes.$C$4:.$N$13];[.F8];[.G8]);&quot;No avaluat&quot;)" office:value-type="string" office:string-value="NT" calcext:value-type="string">
            <text:p>NT</text:p>
          </table:table-cell>
          <table:table-cell table:style-name="ce29" table:formula="of:=IFERROR(INDEX([$Alumnes.$C$4:.$N$13];MATCH([.$C$3];[$Alumnes.$B$4:.$B$13];0);MATCH([.E8];[$Alumnes.$C$3:.$N$3];0));&quot;No avaluat&quot;)" office:value-type="string" office:string-value="NT" calcext:value-type="string">
            <text:p>NT</text:p>
          </table:table-cell>
          <table:table-cell table:style-name="ce67" table:formula="of:=SMALL(MATCH([.E8]&amp;COLUMN(CRITERIS)-2;CRITERIS&amp;COLUMN(CRITERIS)-2;0);2)" office:value-type="string" office:string-value="" calcext:value-type="error">
            <text:p>#N/D</text:p>
          </table:table-cell>
          <table:table-cell table:style-name="ce67" table:formula="of:=COM.MICROSOFT.AGGREGATE(15;6;MATCH([.E8]&amp;COLUMN(CRITERIS)-2;CRITERIS&amp;COLUMN(CRITERIS)-2;0);1)" office:value-type="float" office:value="1" calcext:value-type="float">
            <text:p>1</text:p>
          </table:table-cell>
          <table:table-cell table:style-name="ce65" table:formula="of:=COM.MICROSOFT.AGGREGATE(15;6;MATCH([.$E8]&amp;&quot;-&quot;&amp;COLUMN(CRITERIS)-2;CRITERIS&amp;&quot;-&quot;&amp;COLUMN(CRITERIS)-2;0);COLUMN([.A1]))" office:value-type="float" office:value="1" calcext:value-type="float">
            <text:p>1</text:p>
          </table:table-cell>
          <table:table-cell table:style-name="ce65" table:formula="of:=COM.MICROSOFT.AGGREGATE(15;6;MATCH([.$E8]&amp;&quot;-&quot;&amp;COLUMN(CRITERIS)-2;CRITERIS&amp;&quot;-&quot;&amp;COLUMN(CRITERIS)-2;0);COLUMN([.B1]))" office:value-type="float" office:value="6" calcext:value-type="float">
            <text:p>6</text:p>
          </table:table-cell>
          <table:table-cell table:style-name="ce65" table:formula="of:=COM.MICROSOFT.AGGREGATE(15;6;MATCH([.$E8]&amp;&quot;-&quot;&amp;COLUMN(CRITERIS)-2;CRITERIS&amp;&quot;-&quot;&amp;COLUMN(CRITERIS)-2;0);COLUMN([.C1]))" office:value-type="float" office:value="8" calcext:value-type="float">
            <text:p>8</text:p>
          </table:table-cell>
          <table:table-cell table:style-name="ce66" table:formula="of:=IFERROR(INDEX([$Alumnes.$C$4:.$N$13];MATCH([.$C$3];[$Alumnes.$B$4:.$B$13];0);COM.MICROSOFT.AGGREGATE(15;6;MATCH([.$E8]&amp;COLUMN(CRITERIS)-2;CRITERIS&amp;COLUMN(CRITERIS)-2;0);COLUMN([.M7])-12));&quot;No avaluat&quot;)" office:value-type="string" office:string-value="NT" calcext:value-type="string">
            <text:p>NT</text:p>
          </table:table-cell>
          <table:table-cell table:style-name="ce66" table:formula="of:=IFERROR(INDEX([$Alumnes.$C$4:.$N$13];MATCH([.$C$3];[$Alumnes.$B$4:.$B$13];0);COM.MICROSOFT.AGGREGATE(15;6;MATCH([.$E8]&amp;COLUMN(CRITERIS)-2;CRITERIS&amp;COLUMN(CRITERIS)-2;0);COLUMN([.N7])-12));&quot;No avaluat&quot;)" office:value-type="string" office:string-value="EX" calcext:value-type="string">
            <text:p>EX</text:p>
          </table:table-cell>
          <table:table-cell table:style-name="ce66" table:formula="of:=IFERROR(INDEX([$Alumnes.$C$4:.$N$13];MATCH([.$C$3];[$Alumnes.$B$4:.$B$13];0);COM.MICROSOFT.AGGREGATE(15;6;MATCH([.$E8]&amp;COLUMN(CRITERIS)-2;CRITERIS&amp;COLUMN(CRITERIS)-2;0);COLUMN([.O7])-12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2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9];[Alumnes.$C$3:.$N$3];0)" office:value-type="float" office:value="2" calcext:value-type="float">
            <text:p>2</text:p>
          </table:table-cell>
          <table:table-cell table:style-name="ce28" table:formula="of:=INDEX([Alumnes.$C$4:.$N$13];[.F9];[.G9])" office:value-type="string" office:string-value="NT" calcext:value-type="string">
            <text:p>NT</text:p>
          </table:table-cell>
          <table:table-cell table:style-name="ce29" table:formula="of:=IFERROR(INDEX([Alumnes.$C$4:.$N$13];[.F9];[.G9]);&quot;No avaluat&quot;)" office:value-type="string" office:string-value="NT" calcext:value-type="string">
            <text:p>NT</text:p>
          </table:table-cell>
          <table:table-cell table:style-name="ce29" table:formula="of:=IFERROR(INDEX([$Alumnes.$C$4:.$N$13];MATCH([.$C$3];[$Alumnes.$B$4:.$B$13];0);MATCH([.E9];[$Alumnes.$C$3:.$N$3];0));&quot;No avaluat&quot;)" office:value-type="string" office:string-value="NT" calcext:value-type="string">
            <text:p>NT</text:p>
          </table:table-cell>
          <table:table-cell table:style-name="ce67" table:formula="of:=SMALL(MATCH([.E9]&amp;COLUMN(CRITERIS)-2;CRITERIS&amp;COLUMN(CRITERIS)-2;0);2)" office:value-type="string" office:string-value="" calcext:value-type="error">
            <text:p>#N/D</text:p>
          </table:table-cell>
          <table:table-cell table:style-name="ce67" table:formula="of:=COM.MICROSOFT.AGGREGATE(15;6;MATCH([.E9]&amp;COLUMN(CRITERIS)-2;CRITERIS&amp;COLUMN(CRITERIS)-2;0);1)" office:value-type="float" office:value="2" calcext:value-type="float">
            <text:p>2</text:p>
          </table:table-cell>
          <table:table-cell table:style-name="ce65" table:formula="of:=COM.MICROSOFT.AGGREGATE(15;6;MATCH([.$E9]&amp;&quot;-&quot;&amp;COLUMN(CRITERIS)-2;CRITERIS&amp;&quot;-&quot;&amp;COLUMN(CRITERIS)-2;0);COLUMN([.A2]))" office:value-type="float" office:value="2" calcext:value-type="float">
            <text:p>2</text:p>
          </table:table-cell>
          <table:table-cell table:style-name="ce65" table:formula="of:=COM.MICROSOFT.AGGREGATE(15;6;MATCH([.$E9]&amp;&quot;-&quot;&amp;COLUMN(CRITERIS)-2;CRITERIS&amp;&quot;-&quot;&amp;COLUMN(CRITERIS)-2;0);COLUMN([.B2]))" office:value-type="float" office:value="7" calcext:value-type="float">
            <text:p>7</text:p>
          </table:table-cell>
          <table:table-cell table:style-name="ce65" table:formula="of:=COM.MICROSOFT.AGGREGATE(15;6;MATCH([.$E9]&amp;&quot;-&quot;&amp;COLUMN(CRITERIS)-2;CRITERIS&amp;&quot;-&quot;&amp;COLUMN(CRITERIS)-2;0);COLUMN([.C2]))" office:value-type="string" office:string-value="" calcext:value-type="error">
            <text:p>#¡VALOR!</text:p>
          </table:table-cell>
          <table:table-cell table:style-name="ce66" table:formula="of:=IFERROR(INDEX([$Alumnes.$C$4:.$N$13];MATCH([.$C$3];[$Alumnes.$B$4:.$B$13];0);COM.MICROSOFT.AGGREGATE(15;6;MATCH([.$E9]&amp;COLUMN(CRITERIS)-2;CRITERIS&amp;COLUMN(CRITERIS)-2;0);COLUMN([.M8])-12));&quot;No avaluat&quot;)" office:value-type="string" office:string-value="NT" calcext:value-type="string">
            <text:p>NT</text:p>
          </table:table-cell>
          <table:table-cell table:style-name="ce66" table:formula="of:=IFERROR(INDEX([$Alumnes.$C$4:.$N$13];MATCH([.$C$3];[$Alumnes.$B$4:.$B$13];0);COM.MICROSOFT.AGGREGATE(15;6;MATCH([.$E9]&amp;COLUMN(CRITERIS)-2;CRITERIS&amp;COLUMN(CRITERIS)-2;0);COLUMN([.N8])-12));&quot;No avaluat&quot;)" office:value-type="string" office:string-value="EX" calcext:value-type="string">
            <text:p>EX</text:p>
          </table:table-cell>
          <table:table-cell table:style-name="ce66" table:formula="of:=IFERROR(INDEX([$Alumnes.$C$4:.$N$13];MATCH([.$C$3];[$Alumnes.$B$4:.$B$13];0);COM.MICROSOFT.AGGREGATE(15;6;MATCH([.$E9]&amp;COLUMN(CRITERIS)-2;CRITERIS&amp;COLUMN(CRITERIS)-2;0);COLUMN([.O8])-12)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3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0];[Alumnes.$C$3:.$N$3];0)" office:value-type="string" office:string-value="" calcext:value-type="error">
            <text:p>#N/D</text:p>
          </table:table-cell>
          <table:table-cell table:style-name="ce28" table:formula="of:=INDEX([Alumnes.$C$4:.$N$13];[.F10];[.G10])" office:value-type="string" office:string-value="" calcext:value-type="error">
            <text:p>#N/D</text:p>
          </table:table-cell>
          <table:table-cell table:style-name="ce29" table:formula="of:=IFERROR(INDEX([Alumnes.$C$4:.$N$13];[.F10];[.G10]);&quot;No avaluat&quot;)" office:value-type="string" office:string-value="No avaluat" calcext:value-type="string">
            <text:p>No avaluat</text:p>
          </table:table-cell>
          <table:table-cell table:style-name="ce29" table:formula="of:=IFERROR(INDEX([$Alumnes.$C$4:.$N$13];MATCH([.$C$3];[$Alumnes.$B$4:.$B$13];0);MATCH([.E10];[$Alumnes.$C$3:.$N$3];0));&quot;No avaluat&quot;)" office:value-type="string" office:string-value="No avaluat" calcext:value-type="string">
            <text:p>No avaluat</text:p>
          </table:table-cell>
          <table:table-cell table:style-name="ce67" table:formula="of:=SMALL(MATCH([.E10]&amp;COLUMN(CRITERIS)-2;CRITERIS&amp;COLUMN(CRITERIS)-2;0);2)" office:value-type="string" office:string-value="" calcext:value-type="error">
            <text:p>#N/D</text:p>
          </table:table-cell>
          <table:table-cell table:style-name="ce67" table:formula="of:=COM.MICROSOFT.AGGREGATE(15;6;MATCH([.E10]&amp;COLUMN(CRITERIS)-2;CRITERIS&amp;COLUMN(CRITERIS)-2;0);1)" office:value-type="string" office:string-value="" calcext:value-type="error">
            <text:p>#¡VALOR!</text:p>
          </table:table-cell>
          <table:table-cell table:style-name="ce65" table:formula="of:=COM.MICROSOFT.AGGREGATE(15;6;MATCH([.$E10]&amp;&quot;-&quot;&amp;COLUMN(CRITERIS)-2;CRITERIS&amp;&quot;-&quot;&amp;COLUMN(CRITERIS)-2;0);COLUMN([.A3]))" office:value-type="string" office:string-value="" calcext:value-type="error">
            <text:p>#¡VALOR!</text:p>
          </table:table-cell>
          <table:table-cell table:style-name="ce65" table:formula="of:=COM.MICROSOFT.AGGREGATE(15;6;MATCH([.$E10]&amp;&quot;-&quot;&amp;COLUMN(CRITERIS)-2;CRITERIS&amp;&quot;-&quot;&amp;COLUMN(CRITERIS)-2;0);COLUMN([.B3]))" office:value-type="string" office:string-value="" calcext:value-type="error">
            <text:p>#¡VALOR!</text:p>
          </table:table-cell>
          <table:table-cell table:style-name="ce65" table:formula="of:=COM.MICROSOFT.AGGREGATE(15;6;MATCH([.$E10]&amp;&quot;-&quot;&amp;COLUMN(CRITERIS)-2;CRITERIS&amp;&quot;-&quot;&amp;COLUMN(CRITERIS)-2;0);COLUMN([.C3]))" office:value-type="string" office:string-value="" calcext:value-type="error">
            <text:p>#¡VALOR!</text:p>
          </table:table-cell>
          <table:table-cell table:style-name="ce66" table:formula="of:=IFERROR(INDEX([$Alumnes.$C$4:.$N$13];MATCH([.$C$3];[$Alumnes.$B$4:.$B$13];0);COM.MICROSOFT.AGGREGATE(15;6;MATCH([.$E10]&amp;COLUMN(CRITERIS)-2;CRITERIS&amp;COLUMN(CRITERIS)-2;0);COLUMN([.M9])-12));&quot;No avaluat&quot;)" office:value-type="string" office:string-value="No avaluat" calcext:value-type="string">
            <text:p>No avaluat</text:p>
          </table:table-cell>
          <table:table-cell table:style-name="ce66" table:formula="of:=IFERROR(INDEX([$Alumnes.$C$4:.$N$13];MATCH([.$C$3];[$Alumnes.$B$4:.$B$13];0);COM.MICROSOFT.AGGREGATE(15;6;MATCH([.$E10]&amp;COLUMN(CRITERIS)-2;CRITERIS&amp;COLUMN(CRITERIS)-2;0);COLUMN([.N9])-12));&quot;No avaluat&quot;)" office:value-type="string" office:string-value="No avaluat" calcext:value-type="string">
            <text:p>No avaluat</text:p>
          </table:table-cell>
          <table:table-cell table:style-name="ce66" table:formula="of:=IFERROR(INDEX([$Alumnes.$C$4:.$N$13];MATCH([.$C$3];[$Alumnes.$B$4:.$B$13];0);COM.MICROSOFT.AGGREGATE(15;6;MATCH([.$E10]&amp;COLUMN(CRITERIS)-2;CRITERIS&amp;COLUMN(CRITERIS)-2;0);COLUMN([.O9])-12)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4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1];[Alumnes.$C$3:.$N$3];0)" office:value-type="float" office:value="11" calcext:value-type="float">
            <text:p>11</text:p>
          </table:table-cell>
          <table:table-cell table:style-name="ce28" table:formula="of:=INDEX([Alumnes.$C$4:.$N$13];[.F11];[.G11])" office:value-type="string" office:string-value="EX" calcext:value-type="string">
            <text:p>EX</text:p>
          </table:table-cell>
          <table:table-cell table:style-name="ce29" table:formula="of:=IFERROR(INDEX([Alumnes.$C$4:.$N$13];[.F11];[.G11]);&quot;No avaluat&quot;)" office:value-type="string" office:string-value="EX" calcext:value-type="string">
            <text:p>EX</text:p>
          </table:table-cell>
          <table:table-cell table:style-name="ce29" table:formula="of:=IFERROR(INDEX([$Alumnes.$C$4:.$N$13];MATCH([.$C$3];[$Alumnes.$B$4:.$B$13];0);MATCH([.E11];[$Alumnes.$C$3:.$N$3];0));&quot;No avaluat&quot;)" office:value-type="string" office:string-value="EX" calcext:value-type="string">
            <text:p>EX</text:p>
          </table:table-cell>
          <table:table-cell table:style-name="ce67" table:formula="of:=SMALL(MATCH([.E11]&amp;COLUMN(CRITERIS)-2;CRITERIS&amp;COLUMN(CRITERIS)-2;0);2)" office:value-type="string" office:string-value="" calcext:value-type="error">
            <text:p>#N/D</text:p>
          </table:table-cell>
          <table:table-cell table:style-name="ce67" table:formula="of:=COM.MICROSOFT.AGGREGATE(15;6;MATCH([.E11]&amp;COLUMN(CRITERIS)-2;CRITERIS&amp;COLUMN(CRITERIS)-2;0);1)" office:value-type="float" office:value="11" calcext:value-type="float">
            <text:p>11</text:p>
          </table:table-cell>
          <table:table-cell table:style-name="ce65" table:formula="of:=COM.MICROSOFT.AGGREGATE(15;6;MATCH([.$E11]&amp;&quot;-&quot;&amp;COLUMN(CRITERIS)-2;CRITERIS&amp;&quot;-&quot;&amp;COLUMN(CRITERIS)-2;0);COLUMN([.A4]))" office:value-type="float" office:value="11" calcext:value-type="float">
            <text:p>11</text:p>
          </table:table-cell>
          <table:table-cell table:style-name="ce65" table:formula="of:=COM.MICROSOFT.AGGREGATE(15;6;MATCH([.$E11]&amp;&quot;-&quot;&amp;COLUMN(CRITERIS)-2;CRITERIS&amp;&quot;-&quot;&amp;COLUMN(CRITERIS)-2;0);COLUMN([.B4]))" office:value-type="string" office:string-value="" calcext:value-type="error">
            <text:p>#¡VALOR!</text:p>
          </table:table-cell>
          <table:table-cell table:style-name="ce65" table:formula="of:=COM.MICROSOFT.AGGREGATE(15;6;MATCH([.$E11]&amp;&quot;-&quot;&amp;COLUMN(CRITERIS)-2;CRITERIS&amp;&quot;-&quot;&amp;COLUMN(CRITERIS)-2;0);COLUMN([.C4]))" office:value-type="string" office:string-value="" calcext:value-type="error">
            <text:p>#¡VALOR!</text:p>
          </table:table-cell>
          <table:table-cell table:style-name="ce66" table:formula="of:=IFERROR(INDEX([$Alumnes.$C$4:.$N$13];MATCH([.$C$3];[$Alumnes.$B$4:.$B$13];0);COM.MICROSOFT.AGGREGATE(15;6;MATCH([.$E11]&amp;COLUMN(CRITERIS)-2;CRITERIS&amp;COLUMN(CRITERIS)-2;0);COLUMN([.M10])-12));&quot;No avaluat&quot;)" office:value-type="string" office:string-value="EX" calcext:value-type="string">
            <text:p>EX</text:p>
          </table:table-cell>
          <table:table-cell table:style-name="ce66" table:formula="of:=IFERROR(INDEX([$Alumnes.$C$4:.$N$13];MATCH([.$C$3];[$Alumnes.$B$4:.$B$13];0);COM.MICROSOFT.AGGREGATE(15;6;MATCH([.$E11]&amp;COLUMN(CRITERIS)-2;CRITERIS&amp;COLUMN(CRITERIS)-2;0);COLUMN([.N10])-12));&quot;No avaluat&quot;)" office:value-type="string" office:string-value="No avaluat" calcext:value-type="string">
            <text:p>No avaluat</text:p>
          </table:table-cell>
          <table:table-cell table:style-name="ce66" table:formula="of:=IFERROR(INDEX([$Alumnes.$C$4:.$N$13];MATCH([.$C$3];[$Alumnes.$B$4:.$B$13];0);COM.MICROSOFT.AGGREGATE(15;6;MATCH([.$E11]&amp;COLUMN(CRITERIS)-2;CRITERIS&amp;COLUMN(CRITERIS)-2;0);COLUMN([.O10])-12)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5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2];[Alumnes.$C$3:.$N$3];0)" office:value-type="float" office:value="5" calcext:value-type="float">
            <text:p>5</text:p>
          </table:table-cell>
          <table:table-cell table:style-name="ce28" table:formula="of:=INDEX([Alumnes.$C$4:.$N$13];[.F12];[.G12])" office:value-type="string" office:string-value="EX" calcext:value-type="string">
            <text:p>EX</text:p>
          </table:table-cell>
          <table:table-cell table:style-name="ce29" table:formula="of:=IFERROR(INDEX([Alumnes.$C$4:.$N$13];[.F12];[.G12]);&quot;No avaluat&quot;)" office:value-type="string" office:string-value="EX" calcext:value-type="string">
            <text:p>EX</text:p>
          </table:table-cell>
          <table:table-cell table:style-name="ce29" table:formula="of:=IFERROR(INDEX([$Alumnes.$C$4:.$N$13];MATCH([.$C$3];[$Alumnes.$B$4:.$B$13];0);MATCH([.E12];[$Alumnes.$C$3:.$N$3];0));&quot;No avaluat&quot;)" office:value-type="string" office:string-value="EX" calcext:value-type="string">
            <text:p>EX</text:p>
          </table:table-cell>
          <table:table-cell table:style-name="ce67" table:formula="of:=SMALL(MATCH([.E12]&amp;COLUMN(CRITERIS)-2;CRITERIS&amp;COLUMN(CRITERIS)-2;0);2)" office:value-type="string" office:string-value="" calcext:value-type="error">
            <text:p>#N/D</text:p>
          </table:table-cell>
          <table:table-cell table:style-name="ce67" table:formula="of:=COM.MICROSOFT.AGGREGATE(15;6;MATCH([.E12]&amp;COLUMN(CRITERIS)-2;CRITERIS&amp;COLUMN(CRITERIS)-2;0);1)" office:value-type="float" office:value="5" calcext:value-type="float">
            <text:p>5</text:p>
          </table:table-cell>
          <table:table-cell table:style-name="ce65" table:formula="of:=COM.MICROSOFT.AGGREGATE(15;6;MATCH([.$E12]&amp;&quot;-&quot;&amp;COLUMN(CRITERIS)-2;CRITERIS&amp;&quot;-&quot;&amp;COLUMN(CRITERIS)-2;0);COLUMN([.A5]))" office:value-type="float" office:value="5" calcext:value-type="float">
            <text:p>5</text:p>
          </table:table-cell>
          <table:table-cell table:style-name="ce65" table:formula="of:=COM.MICROSOFT.AGGREGATE(15;6;MATCH([.$E12]&amp;&quot;-&quot;&amp;COLUMN(CRITERIS)-2;CRITERIS&amp;&quot;-&quot;&amp;COLUMN(CRITERIS)-2;0);COLUMN([.B5]))" office:value-type="string" office:string-value="" calcext:value-type="error">
            <text:p>#¡VALOR!</text:p>
          </table:table-cell>
          <table:table-cell table:style-name="ce65" table:formula="of:=COM.MICROSOFT.AGGREGATE(15;6;MATCH([.$E12]&amp;&quot;-&quot;&amp;COLUMN(CRITERIS)-2;CRITERIS&amp;&quot;-&quot;&amp;COLUMN(CRITERIS)-2;0);COLUMN([.C5]))" office:value-type="string" office:string-value="" calcext:value-type="error">
            <text:p>#¡VALOR!</text:p>
          </table:table-cell>
          <table:table-cell table:style-name="ce66" table:formula="of:=IFERROR(INDEX([$Alumnes.$C$4:.$N$13];MATCH([.$C$3];[$Alumnes.$B$4:.$B$13];0);COM.MICROSOFT.AGGREGATE(15;6;MATCH([.$E12]&amp;COLUMN(CRITERIS)-2;CRITERIS&amp;COLUMN(CRITERIS)-2;0);COLUMN([.M11])-12));&quot;No avaluat&quot;)" office:value-type="string" office:string-value="EX" calcext:value-type="string">
            <text:p>EX</text:p>
          </table:table-cell>
          <table:table-cell table:style-name="ce66" table:formula="of:=IFERROR(INDEX([$Alumnes.$C$4:.$N$13];MATCH([.$C$3];[$Alumnes.$B$4:.$B$13];0);COM.MICROSOFT.AGGREGATE(15;6;MATCH([.$E12]&amp;COLUMN(CRITERIS)-2;CRITERIS&amp;COLUMN(CRITERIS)-2;0);COLUMN([.N11])-12));&quot;No avaluat&quot;)" office:value-type="string" office:string-value="No avaluat" calcext:value-type="string">
            <text:p>No avaluat</text:p>
          </table:table-cell>
          <table:table-cell table:style-name="ce66" table:formula="of:=IFERROR(INDEX([$Alumnes.$C$4:.$N$13];MATCH([.$C$3];[$Alumnes.$B$4:.$B$13];0);COM.MICROSOFT.AGGREGATE(15;6;MATCH([.$E12]&amp;COLUMN(CRITERIS)-2;CRITERIS&amp;COLUMN(CRITERIS)-2;0);COLUMN([.O11])-12)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6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3];[Alumnes.$C$3:.$N$3];0)" office:value-type="string" office:string-value="" calcext:value-type="error">
            <text:p>#N/D</text:p>
          </table:table-cell>
          <table:table-cell table:style-name="ce28" table:formula="of:=INDEX([Alumnes.$C$4:.$N$13];[.F13];[.G13])" office:value-type="string" office:string-value="" calcext:value-type="error">
            <text:p>#N/D</text:p>
          </table:table-cell>
          <table:table-cell table:style-name="ce29" table:formula="of:=IFERROR(INDEX([Alumnes.$C$4:.$N$13];[.F13];[.G13]);&quot;No avaluat&quot;)" office:value-type="string" office:string-value="No avaluat" calcext:value-type="string">
            <text:p>No avaluat</text:p>
          </table:table-cell>
          <table:table-cell table:style-name="ce29" table:formula="of:=IFERROR(INDEX([$Alumnes.$C$4:.$N$13];MATCH([.$C$3];[$Alumnes.$B$4:.$B$13];0);MATCH([.E13];[$Alumnes.$C$3:.$N$3];0));&quot;No avaluat&quot;)" office:value-type="string" office:string-value="No avaluat" calcext:value-type="string">
            <text:p>No avaluat</text:p>
          </table:table-cell>
          <table:table-cell table:style-name="ce67" table:formula="of:=SMALL(MATCH([.E13]&amp;COLUMN(CRITERIS)-2;CRITERIS&amp;COLUMN(CRITERIS)-2;0);2)" office:value-type="string" office:string-value="" calcext:value-type="error">
            <text:p>#N/D</text:p>
          </table:table-cell>
          <table:table-cell table:style-name="ce67" table:formula="of:=COM.MICROSOFT.AGGREGATE(15;6;MATCH([.E13]&amp;COLUMN(CRITERIS)-2;CRITERIS&amp;COLUMN(CRITERIS)-2;0);1)" office:value-type="string" office:string-value="" calcext:value-type="error">
            <text:p>#¡VALOR!</text:p>
          </table:table-cell>
          <table:table-cell table:style-name="ce65" table:formula="of:=COM.MICROSOFT.AGGREGATE(15;6;MATCH([.$E13]&amp;&quot;-&quot;&amp;COLUMN(CRITERIS)-2;CRITERIS&amp;&quot;-&quot;&amp;COLUMN(CRITERIS)-2;0);COLUMN([.A6]))" office:value-type="string" office:string-value="" calcext:value-type="error">
            <text:p>#¡VALOR!</text:p>
          </table:table-cell>
          <table:table-cell table:style-name="ce65" table:formula="of:=COM.MICROSOFT.AGGREGATE(15;6;MATCH([.$E13]&amp;&quot;-&quot;&amp;COLUMN(CRITERIS)-2;CRITERIS&amp;&quot;-&quot;&amp;COLUMN(CRITERIS)-2;0);COLUMN([.B6]))" office:value-type="string" office:string-value="" calcext:value-type="error">
            <text:p>#¡VALOR!</text:p>
          </table:table-cell>
          <table:table-cell table:style-name="ce65" table:formula="of:=COM.MICROSOFT.AGGREGATE(15;6;MATCH([.$E13]&amp;&quot;-&quot;&amp;COLUMN(CRITERIS)-2;CRITERIS&amp;&quot;-&quot;&amp;COLUMN(CRITERIS)-2;0);COLUMN([.C6]))" office:value-type="string" office:string-value="" calcext:value-type="error">
            <text:p>#¡VALOR!</text:p>
          </table:table-cell>
          <table:table-cell table:style-name="ce66" table:formula="of:=IFERROR(INDEX([$Alumnes.$C$4:.$N$13];MATCH([.$C$3];[$Alumnes.$B$4:.$B$13];0);COM.MICROSOFT.AGGREGATE(15;6;MATCH([.$E13]&amp;COLUMN(CRITERIS)-2;CRITERIS&amp;COLUMN(CRITERIS)-2;0);COLUMN([.M12])-12));&quot;No avaluat&quot;)" office:value-type="string" office:string-value="No avaluat" calcext:value-type="string">
            <text:p>No avaluat</text:p>
          </table:table-cell>
          <table:table-cell table:style-name="ce66" table:formula="of:=IFERROR(INDEX([$Alumnes.$C$4:.$N$13];MATCH([.$C$3];[$Alumnes.$B$4:.$B$13];0);COM.MICROSOFT.AGGREGATE(15;6;MATCH([.$E13]&amp;COLUMN(CRITERIS)-2;CRITERIS&amp;COLUMN(CRITERIS)-2;0);COLUMN([.N12])-12));&quot;No avaluat&quot;)" office:value-type="string" office:string-value="No avaluat" calcext:value-type="string">
            <text:p>No avaluat</text:p>
          </table:table-cell>
          <table:table-cell table:style-name="ce66" table:formula="of:=IFERROR(INDEX([$Alumnes.$C$4:.$N$13];MATCH([.$C$3];[$Alumnes.$B$4:.$B$13];0);COM.MICROSOFT.AGGREGATE(15;6;MATCH([.$E13]&amp;COLUMN(CRITERIS)-2;CRITERIS&amp;COLUMN(CRITERIS)-2;0);COLUMN([.O12])-12)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7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4];[Alumnes.$C$3:.$N$3];0)" office:value-type="float" office:value="12" calcext:value-type="float">
            <text:p>12</text:p>
          </table:table-cell>
          <table:table-cell table:style-name="ce28" table:formula="of:=INDEX([Alumnes.$C$4:.$N$13];[.F14];[.G14])" office:value-type="string" office:string-value="EX" calcext:value-type="string">
            <text:p>EX</text:p>
          </table:table-cell>
          <table:table-cell table:style-name="ce29" table:formula="of:=IFERROR(INDEX([Alumnes.$C$4:.$N$13];[.F14];[.G14]);&quot;No avaluat&quot;)" office:value-type="string" office:string-value="EX" calcext:value-type="string">
            <text:p>EX</text:p>
          </table:table-cell>
          <table:table-cell table:style-name="ce29" table:formula="of:=IFERROR(INDEX([$Alumnes.$C$4:.$N$13];MATCH([.$C$3];[$Alumnes.$B$4:.$B$13];0);MATCH([.E14];[$Alumnes.$C$3:.$N$3];0));&quot;No avaluat&quot;)" office:value-type="string" office:string-value="EX" calcext:value-type="string">
            <text:p>EX</text:p>
          </table:table-cell>
          <table:table-cell table:style-name="ce67" table:formula="of:=SMALL(MATCH([.E14]&amp;COLUMN(CRITERIS)-2;CRITERIS&amp;COLUMN(CRITERIS)-2;0);2)" office:value-type="string" office:string-value="" calcext:value-type="error">
            <text:p>#N/D</text:p>
          </table:table-cell>
          <table:table-cell table:style-name="ce67" table:formula="of:=COM.MICROSOFT.AGGREGATE(15;6;MATCH([.E14]&amp;COLUMN(CRITERIS)-2;CRITERIS&amp;COLUMN(CRITERIS)-2;0);1)" office:value-type="float" office:value="12" calcext:value-type="float">
            <text:p>12</text:p>
          </table:table-cell>
          <table:table-cell table:style-name="ce65" table:formula="of:=COM.MICROSOFT.AGGREGATE(15;6;MATCH([.$E14]&amp;&quot;-&quot;&amp;COLUMN(CRITERIS)-2;CRITERIS&amp;&quot;-&quot;&amp;COLUMN(CRITERIS)-2;0);COLUMN([.A7]))" office:value-type="float" office:value="12" calcext:value-type="float">
            <text:p>12</text:p>
          </table:table-cell>
          <table:table-cell table:style-name="ce65" table:formula="of:=COM.MICROSOFT.AGGREGATE(15;6;MATCH([.$E14]&amp;&quot;-&quot;&amp;COLUMN(CRITERIS)-2;CRITERIS&amp;&quot;-&quot;&amp;COLUMN(CRITERIS)-2;0);COLUMN([.B7]))" office:value-type="string" office:string-value="" calcext:value-type="error">
            <text:p>#¡VALOR!</text:p>
          </table:table-cell>
          <table:table-cell table:style-name="ce65" table:formula="of:=COM.MICROSOFT.AGGREGATE(15;6;MATCH([.$E14]&amp;&quot;-&quot;&amp;COLUMN(CRITERIS)-2;CRITERIS&amp;&quot;-&quot;&amp;COLUMN(CRITERIS)-2;0);COLUMN([.C7]))" office:value-type="string" office:string-value="" calcext:value-type="error">
            <text:p>#¡VALOR!</text:p>
          </table:table-cell>
          <table:table-cell table:style-name="ce66" table:formula="of:=IFERROR(INDEX([$Alumnes.$C$4:.$N$13];MATCH([.$C$3];[$Alumnes.$B$4:.$B$13];0);COM.MICROSOFT.AGGREGATE(15;6;MATCH([.$E14]&amp;COLUMN(CRITERIS)-2;CRITERIS&amp;COLUMN(CRITERIS)-2;0);COLUMN([.M13])-12));&quot;No avaluat&quot;)" office:value-type="string" office:string-value="EX" calcext:value-type="string">
            <text:p>EX</text:p>
          </table:table-cell>
          <table:table-cell table:style-name="ce66" table:formula="of:=IFERROR(INDEX([$Alumnes.$C$4:.$N$13];MATCH([.$C$3];[$Alumnes.$B$4:.$B$13];0);COM.MICROSOFT.AGGREGATE(15;6;MATCH([.$E14]&amp;COLUMN(CRITERIS)-2;CRITERIS&amp;COLUMN(CRITERIS)-2;0);COLUMN([.N13])-12));&quot;No avaluat&quot;)" office:value-type="string" office:string-value="No avaluat" calcext:value-type="string">
            <text:p>No avaluat</text:p>
          </table:table-cell>
          <table:table-cell table:style-name="ce66" table:formula="of:=IFERROR(INDEX([$Alumnes.$C$4:.$N$13];MATCH([.$C$3];[$Alumnes.$B$4:.$B$13];0);COM.MICROSOFT.AGGREGATE(15;6;MATCH([.$E14]&amp;COLUMN(CRITERIS)-2;CRITERIS&amp;COLUMN(CRITERIS)-2;0);COLUMN([.O13])-12)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table-cell table:style-name="ce22" office:value-type="string" calcext:value-type="string" table:number-columns-spanned="2" table:number-rows-spanned="6">
            <text:p>COMPETÈNCIA ESPECÍFICA 2</text:p>
          </table:table-cell>
          <table:covered-table-cell table:style-name="ce2"/>
          <table:table-cell table:style-name="ce25" office:value-type="string" calcext:value-type="string">
            <text:p>CA 2.1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5];[Alumnes.$C$3:.$N$3];0)" office:value-type="float" office:value="3" calcext:value-type="float">
            <text:p>3</text:p>
          </table:table-cell>
          <table:table-cell table:style-name="ce28" table:formula="of:=INDEX([Alumnes.$C$4:.$N$13];[.F15];[.G15])" office:value-type="string" office:string-value="NT" calcext:value-type="string">
            <text:p>NT</text:p>
          </table:table-cell>
          <table:table-cell table:style-name="ce29" table:formula="of:=IFERROR(INDEX([Alumnes.$C$4:.$N$13];[.F15];[.G15]);&quot;No avaluat&quot;)" office:value-type="string" office:string-value="NT" calcext:value-type="string">
            <text:p>NT</text:p>
          </table:table-cell>
          <table:table-cell table:style-name="ce29" table:formula="of:=IFERROR(INDEX([$Alumnes.$C$4:.$N$13];MATCH([.$C$3];[$Alumnes.$B$4:.$B$13];0);MATCH([.E15];[$Alumnes.$C$3:.$N$3];0));&quot;No avaluat&quot;)" office:value-type="string" office:string-value="NT" calcext:value-type="string">
            <text:p>NT</text:p>
          </table:table-cell>
          <table:table-cell table:style-name="ce67" table:formula="of:=SMALL(MATCH([.E15]&amp;COLUMN(CRITERIS)-2;CRITERIS&amp;COLUMN(CRITERIS)-2;0);2)" office:value-type="string" office:string-value="" calcext:value-type="error">
            <text:p>#N/D</text:p>
          </table:table-cell>
          <table:table-cell table:style-name="ce67" table:formula="of:=COM.MICROSOFT.AGGREGATE(15;6;MATCH([.E15]&amp;COLUMN(CRITERIS)-2;CRITERIS&amp;COLUMN(CRITERIS)-2;0);1)" office:value-type="float" office:value="3" calcext:value-type="float">
            <text:p>3</text:p>
          </table:table-cell>
          <table:table-cell table:style-name="ce65" table:formula="of:=COM.MICROSOFT.AGGREGATE(15;6;MATCH([.$E15]&amp;&quot;-&quot;&amp;COLUMN(CRITERIS)-2;CRITERIS&amp;&quot;-&quot;&amp;COLUMN(CRITERIS)-2;0);COLUMN([.A8]))" office:value-type="float" office:value="3" calcext:value-type="float">
            <text:p>3</text:p>
          </table:table-cell>
          <table:table-cell table:style-name="ce65" table:formula="of:=COM.MICROSOFT.AGGREGATE(15;6;MATCH([.$E15]&amp;&quot;-&quot;&amp;COLUMN(CRITERIS)-2;CRITERIS&amp;&quot;-&quot;&amp;COLUMN(CRITERIS)-2;0);COLUMN([.B8]))" office:value-type="string" office:string-value="" calcext:value-type="error">
            <text:p>#¡VALOR!</text:p>
          </table:table-cell>
          <table:table-cell table:style-name="ce65" table:formula="of:=COM.MICROSOFT.AGGREGATE(15;6;MATCH([.$E15]&amp;&quot;-&quot;&amp;COLUMN(CRITERIS)-2;CRITERIS&amp;&quot;-&quot;&amp;COLUMN(CRITERIS)-2;0);COLUMN([.C8]))" office:value-type="string" office:string-value="" calcext:value-type="error">
            <text:p>#¡VALOR!</text:p>
          </table:table-cell>
          <table:table-cell table:style-name="ce66" table:formula="of:=IFERROR(INDEX([$Alumnes.$C$4:.$N$13];MATCH([.$C$3];[$Alumnes.$B$4:.$B$13];0);COM.MICROSOFT.AGGREGATE(15;6;MATCH([.$E15]&amp;COLUMN(CRITERIS)-2;CRITERIS&amp;COLUMN(CRITERIS)-2;0);COLUMN([.M14])-12));&quot;No avaluat&quot;)" office:value-type="string" office:string-value="NT" calcext:value-type="string">
            <text:p>NT</text:p>
          </table:table-cell>
          <table:table-cell table:style-name="ce66" table:formula="of:=IFERROR(INDEX([$Alumnes.$C$4:.$N$13];MATCH([.$C$3];[$Alumnes.$B$4:.$B$13];0);COM.MICROSOFT.AGGREGATE(15;6;MATCH([.$E15]&amp;COLUMN(CRITERIS)-2;CRITERIS&amp;COLUMN(CRITERIS)-2;0);COLUMN([.N14])-12));&quot;No avaluat&quot;)" office:value-type="string" office:string-value="No avaluat" calcext:value-type="string">
            <text:p>No avaluat</text:p>
          </table:table-cell>
          <table:table-cell table:style-name="ce66" table:formula="of:=IFERROR(INDEX([$Alumnes.$C$4:.$N$13];MATCH([.$C$3];[$Alumnes.$B$4:.$B$13];0);COM.MICROSOFT.AGGREGATE(15;6;MATCH([.$E15]&amp;COLUMN(CRITERIS)-2;CRITERIS&amp;COLUMN(CRITERIS)-2;0);COLUMN([.O14])-12)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2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6];[Alumnes.$C$3:.$N$3];0)" office:value-type="float" office:value="9" calcext:value-type="float">
            <text:p>9</text:p>
          </table:table-cell>
          <table:table-cell table:style-name="ce28" table:formula="of:=INDEX([Alumnes.$C$4:.$N$13];[.F16];[.G16])" office:value-type="string" office:string-value="EX" calcext:value-type="string">
            <text:p>EX</text:p>
          </table:table-cell>
          <table:table-cell table:style-name="ce29" table:formula="of:=IFERROR(INDEX([Alumnes.$C$4:.$N$13];[.F16];[.G16]);&quot;No avaluat&quot;)" office:value-type="string" office:string-value="EX" calcext:value-type="string">
            <text:p>EX</text:p>
          </table:table-cell>
          <table:table-cell table:style-name="ce29" table:formula="of:=IFERROR(INDEX([$Alumnes.$C$4:.$N$13];MATCH([.$C$3];[$Alumnes.$B$4:.$B$13];0);MATCH([.E16];[$Alumnes.$C$3:.$N$3];0));&quot;No avaluat&quot;)" office:value-type="string" office:string-value="EX" calcext:value-type="string">
            <text:p>EX</text:p>
          </table:table-cell>
          <table:table-cell table:style-name="ce67" table:formula="of:=SMALL(MATCH([.E16]&amp;COLUMN(CRITERIS)-2;CRITERIS&amp;COLUMN(CRITERIS)-2;0);2)" office:value-type="string" office:string-value="" calcext:value-type="error">
            <text:p>#N/D</text:p>
          </table:table-cell>
          <table:table-cell table:style-name="ce67" table:formula="of:=COM.MICROSOFT.AGGREGATE(15;6;MATCH([.E16]&amp;COLUMN(CRITERIS)-2;CRITERIS&amp;COLUMN(CRITERIS)-2;0);1)" office:value-type="float" office:value="9" calcext:value-type="float">
            <text:p>9</text:p>
          </table:table-cell>
          <table:table-cell table:style-name="ce65" table:formula="of:=COM.MICROSOFT.AGGREGATE(15;6;MATCH([.$E16]&amp;&quot;-&quot;&amp;COLUMN(CRITERIS)-2;CRITERIS&amp;&quot;-&quot;&amp;COLUMN(CRITERIS)-2;0);COLUMN([.A9]))" office:value-type="float" office:value="9" calcext:value-type="float">
            <text:p>9</text:p>
          </table:table-cell>
          <table:table-cell table:style-name="ce65" table:formula="of:=COM.MICROSOFT.AGGREGATE(15;6;MATCH([.$E16]&amp;&quot;-&quot;&amp;COLUMN(CRITERIS)-2;CRITERIS&amp;&quot;-&quot;&amp;COLUMN(CRITERIS)-2;0);COLUMN([.B9]))" office:value-type="string" office:string-value="" calcext:value-type="error">
            <text:p>#¡VALOR!</text:p>
          </table:table-cell>
          <table:table-cell table:style-name="ce65" table:formula="of:=COM.MICROSOFT.AGGREGATE(15;6;MATCH([.$E16]&amp;&quot;-&quot;&amp;COLUMN(CRITERIS)-2;CRITERIS&amp;&quot;-&quot;&amp;COLUMN(CRITERIS)-2;0);COLUMN([.C9]))" office:value-type="string" office:string-value="" calcext:value-type="error">
            <text:p>#¡VALOR!</text:p>
          </table:table-cell>
          <table:table-cell table:style-name="ce66" table:formula="of:=IFERROR(INDEX([$Alumnes.$C$4:.$N$13];MATCH([.$C$3];[$Alumnes.$B$4:.$B$13];0);COM.MICROSOFT.AGGREGATE(15;6;MATCH([.$E16]&amp;COLUMN(CRITERIS)-2;CRITERIS&amp;COLUMN(CRITERIS)-2;0);COLUMN([.M15])-12));&quot;No avaluat&quot;)" office:value-type="string" office:string-value="EX" calcext:value-type="string">
            <text:p>EX</text:p>
          </table:table-cell>
          <table:table-cell table:style-name="ce66" table:formula="of:=IFERROR(INDEX([$Alumnes.$C$4:.$N$13];MATCH([.$C$3];[$Alumnes.$B$4:.$B$13];0);COM.MICROSOFT.AGGREGATE(15;6;MATCH([.$E16]&amp;COLUMN(CRITERIS)-2;CRITERIS&amp;COLUMN(CRITERIS)-2;0);COLUMN([.N15])-12));&quot;No avaluat&quot;)" office:value-type="string" office:string-value="No avaluat" calcext:value-type="string">
            <text:p>No avaluat</text:p>
          </table:table-cell>
          <table:table-cell table:style-name="ce66" table:formula="of:=IFERROR(INDEX([$Alumnes.$C$4:.$N$13];MATCH([.$C$3];[$Alumnes.$B$4:.$B$13];0);COM.MICROSOFT.AGGREGATE(15;6;MATCH([.$E16]&amp;COLUMN(CRITERIS)-2;CRITERIS&amp;COLUMN(CRITERIS)-2;0);COLUMN([.O15])-12)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3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7];[Alumnes.$C$3:.$N$3];0)" office:value-type="float" office:value="10" calcext:value-type="float">
            <text:p>10</text:p>
          </table:table-cell>
          <table:table-cell table:style-name="ce28" table:formula="of:=INDEX([Alumnes.$C$4:.$N$13];[.F17];[.G17])" office:value-type="string" office:string-value="EX" calcext:value-type="string">
            <text:p>EX</text:p>
          </table:table-cell>
          <table:table-cell table:style-name="ce29" table:formula="of:=IFERROR(INDEX([Alumnes.$C$4:.$N$13];[.F17];[.G17]);&quot;No avaluat&quot;)" office:value-type="string" office:string-value="EX" calcext:value-type="string">
            <text:p>EX</text:p>
          </table:table-cell>
          <table:table-cell table:style-name="ce29" table:formula="of:=IFERROR(INDEX([$Alumnes.$C$4:.$N$13];MATCH([.$C$3];[$Alumnes.$B$4:.$B$13];0);MATCH([.E17];[$Alumnes.$C$3:.$N$3];0));&quot;No avaluat&quot;)" office:value-type="string" office:string-value="EX" calcext:value-type="string">
            <text:p>EX</text:p>
          </table:table-cell>
          <table:table-cell table:style-name="ce67" table:formula="of:=SMALL(MATCH([.E17]&amp;COLUMN(CRITERIS)-2;CRITERIS&amp;COLUMN(CRITERIS)-2;0);2)" office:value-type="string" office:string-value="" calcext:value-type="error">
            <text:p>#N/D</text:p>
          </table:table-cell>
          <table:table-cell table:style-name="ce67" table:formula="of:=COM.MICROSOFT.AGGREGATE(15;6;MATCH([.E17]&amp;COLUMN(CRITERIS)-2;CRITERIS&amp;COLUMN(CRITERIS)-2;0);1)" office:value-type="float" office:value="10" calcext:value-type="float">
            <text:p>10</text:p>
          </table:table-cell>
          <table:table-cell table:style-name="ce65" table:formula="of:=COM.MICROSOFT.AGGREGATE(15;6;MATCH([.$E17]&amp;&quot;-&quot;&amp;COLUMN(CRITERIS)-2;CRITERIS&amp;&quot;-&quot;&amp;COLUMN(CRITERIS)-2;0);COLUMN([.A10]))" office:value-type="float" office:value="10" calcext:value-type="float">
            <text:p>10</text:p>
          </table:table-cell>
          <table:table-cell table:style-name="ce65" table:formula="of:=COM.MICROSOFT.AGGREGATE(15;6;MATCH([.$E17]&amp;&quot;-&quot;&amp;COLUMN(CRITERIS)-2;CRITERIS&amp;&quot;-&quot;&amp;COLUMN(CRITERIS)-2;0);COLUMN([.B10]))" office:value-type="string" office:string-value="" calcext:value-type="error">
            <text:p>#¡VALOR!</text:p>
          </table:table-cell>
          <table:table-cell table:style-name="ce65" table:formula="of:=COM.MICROSOFT.AGGREGATE(15;6;MATCH([.$E17]&amp;&quot;-&quot;&amp;COLUMN(CRITERIS)-2;CRITERIS&amp;&quot;-&quot;&amp;COLUMN(CRITERIS)-2;0);COLUMN([.C10]))" office:value-type="string" office:string-value="" calcext:value-type="error">
            <text:p>#¡VALOR!</text:p>
          </table:table-cell>
          <table:table-cell table:style-name="ce66" table:formula="of:=IFERROR(INDEX([$Alumnes.$C$4:.$N$13];MATCH([.$C$3];[$Alumnes.$B$4:.$B$13];0);COM.MICROSOFT.AGGREGATE(15;6;MATCH([.$E17]&amp;COLUMN(CRITERIS)-2;CRITERIS&amp;COLUMN(CRITERIS)-2;0);COLUMN([.M16])-12));&quot;No avaluat&quot;)" office:value-type="string" office:string-value="EX" calcext:value-type="string">
            <text:p>EX</text:p>
          </table:table-cell>
          <table:table-cell table:style-name="ce66" table:formula="of:=IFERROR(INDEX([$Alumnes.$C$4:.$N$13];MATCH([.$C$3];[$Alumnes.$B$4:.$B$13];0);COM.MICROSOFT.AGGREGATE(15;6;MATCH([.$E17]&amp;COLUMN(CRITERIS)-2;CRITERIS&amp;COLUMN(CRITERIS)-2;0);COLUMN([.N16])-12));&quot;No avaluat&quot;)" office:value-type="string" office:string-value="No avaluat" calcext:value-type="string">
            <text:p>No avaluat</text:p>
          </table:table-cell>
          <table:table-cell table:style-name="ce66" table:formula="of:=IFERROR(INDEX([$Alumnes.$C$4:.$N$13];MATCH([.$C$3];[$Alumnes.$B$4:.$B$13];0);COM.MICROSOFT.AGGREGATE(15;6;MATCH([.$E17]&amp;COLUMN(CRITERIS)-2;CRITERIS&amp;COLUMN(CRITERIS)-2;0);COLUMN([.O16])-12)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4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8];[Alumnes.$C$3:.$N$3];0)" office:value-type="float" office:value="4" calcext:value-type="float">
            <text:p>4</text:p>
          </table:table-cell>
          <table:table-cell table:style-name="ce28" table:formula="of:=INDEX([Alumnes.$C$4:.$N$13];[.F18];[.G18])" office:value-type="string" office:string-value="NT" calcext:value-type="string">
            <text:p>NT</text:p>
          </table:table-cell>
          <table:table-cell table:style-name="ce29" table:formula="of:=IFERROR(INDEX([Alumnes.$C$4:.$N$13];[.F18];[.G18]);&quot;No avaluat&quot;)" office:value-type="string" office:string-value="NT" calcext:value-type="string">
            <text:p>NT</text:p>
          </table:table-cell>
          <table:table-cell table:style-name="ce29" table:formula="of:=IFERROR(INDEX([$Alumnes.$C$4:.$N$13];MATCH([.$C$3];[$Alumnes.$B$4:.$B$13];0);MATCH([.E18];[$Alumnes.$C$3:.$N$3];0));&quot;No avaluat&quot;)" office:value-type="string" office:string-value="NT" calcext:value-type="string">
            <text:p>NT</text:p>
          </table:table-cell>
          <table:table-cell table:style-name="ce67" table:formula="of:=SMALL(MATCH([.E18]&amp;COLUMN(CRITERIS)-2;CRITERIS&amp;COLUMN(CRITERIS)-2;0);2)" office:value-type="string" office:string-value="" calcext:value-type="error">
            <text:p>#N/D</text:p>
          </table:table-cell>
          <table:table-cell table:style-name="ce67" table:formula="of:=COM.MICROSOFT.AGGREGATE(15;6;MATCH([.E18]&amp;COLUMN(CRITERIS)-2;CRITERIS&amp;COLUMN(CRITERIS)-2;0);1)" office:value-type="float" office:value="4" calcext:value-type="float">
            <text:p>4</text:p>
          </table:table-cell>
          <table:table-cell table:style-name="ce65" table:formula="of:=COM.MICROSOFT.AGGREGATE(15;6;MATCH([.$E18]&amp;&quot;-&quot;&amp;COLUMN(CRITERIS)-2;CRITERIS&amp;&quot;-&quot;&amp;COLUMN(CRITERIS)-2;0);COLUMN([.A11]))" office:value-type="float" office:value="4" calcext:value-type="float">
            <text:p>4</text:p>
          </table:table-cell>
          <table:table-cell table:style-name="ce65" table:formula="of:=COM.MICROSOFT.AGGREGATE(15;6;MATCH([.$E18]&amp;&quot;-&quot;&amp;COLUMN(CRITERIS)-2;CRITERIS&amp;&quot;-&quot;&amp;COLUMN(CRITERIS)-2;0);COLUMN([.B11]))" office:value-type="string" office:string-value="" calcext:value-type="error">
            <text:p>#¡VALOR!</text:p>
          </table:table-cell>
          <table:table-cell table:style-name="ce65" table:formula="of:=COM.MICROSOFT.AGGREGATE(15;6;MATCH([.$E18]&amp;&quot;-&quot;&amp;COLUMN(CRITERIS)-2;CRITERIS&amp;&quot;-&quot;&amp;COLUMN(CRITERIS)-2;0);COLUMN([.C11]))" office:value-type="string" office:string-value="" calcext:value-type="error">
            <text:p>#¡VALOR!</text:p>
          </table:table-cell>
          <table:table-cell table:style-name="ce66" table:formula="of:=IFERROR(INDEX([$Alumnes.$C$4:.$N$13];MATCH([.$C$3];[$Alumnes.$B$4:.$B$13];0);COM.MICROSOFT.AGGREGATE(15;6;MATCH([.$E18]&amp;COLUMN(CRITERIS)-2;CRITERIS&amp;COLUMN(CRITERIS)-2;0);COLUMN([.M17])-12));&quot;No avaluat&quot;)" office:value-type="string" office:string-value="NT" calcext:value-type="string">
            <text:p>NT</text:p>
          </table:table-cell>
          <table:table-cell table:style-name="ce66" table:formula="of:=IFERROR(INDEX([$Alumnes.$C$4:.$N$13];MATCH([.$C$3];[$Alumnes.$B$4:.$B$13];0);COM.MICROSOFT.AGGREGATE(15;6;MATCH([.$E18]&amp;COLUMN(CRITERIS)-2;CRITERIS&amp;COLUMN(CRITERIS)-2;0);COLUMN([.N17])-12));&quot;No avaluat&quot;)" office:value-type="string" office:string-value="No avaluat" calcext:value-type="string">
            <text:p>No avaluat</text:p>
          </table:table-cell>
          <table:table-cell table:style-name="ce66" table:formula="of:=IFERROR(INDEX([$Alumnes.$C$4:.$N$13];MATCH([.$C$3];[$Alumnes.$B$4:.$B$13];0);COM.MICROSOFT.AGGREGATE(15;6;MATCH([.$E18]&amp;COLUMN(CRITERIS)-2;CRITERIS&amp;COLUMN(CRITERIS)-2;0);COLUMN([.O17])-12)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5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9];[Alumnes.$C$3:.$N$3];0)" office:value-type="string" office:string-value="" calcext:value-type="error">
            <text:p>#N/D</text:p>
          </table:table-cell>
          <table:table-cell table:style-name="ce28" table:formula="of:=INDEX([Alumnes.$C$4:.$N$13];[.F19];[.G19])" office:value-type="string" office:string-value="" calcext:value-type="error">
            <text:p>#N/D</text:p>
          </table:table-cell>
          <table:table-cell table:style-name="ce29" table:formula="of:=IFERROR(INDEX([Alumnes.$C$4:.$N$13];[.F19];[.G19]);&quot;No avaluat&quot;)" office:value-type="string" office:string-value="No avaluat" calcext:value-type="string">
            <text:p>No avaluat</text:p>
          </table:table-cell>
          <table:table-cell table:style-name="ce29" table:formula="of:=IFERROR(INDEX([$Alumnes.$C$4:.$N$13];MATCH([.$C$3];[$Alumnes.$B$4:.$B$13];0);MATCH([.E19];[$Alumnes.$C$3:.$N$3];0));&quot;No avaluat&quot;)" office:value-type="string" office:string-value="No avaluat" calcext:value-type="string">
            <text:p>No avaluat</text:p>
          </table:table-cell>
          <table:table-cell table:style-name="ce67" table:formula="of:=SMALL(MATCH([.E19]&amp;COLUMN(CRITERIS)-2;CRITERIS&amp;COLUMN(CRITERIS)-2;0);2)" office:value-type="string" office:string-value="" calcext:value-type="error">
            <text:p>#N/D</text:p>
          </table:table-cell>
          <table:table-cell table:style-name="ce67" table:formula="of:=COM.MICROSOFT.AGGREGATE(15;6;MATCH([.E19]&amp;COLUMN(CRITERIS)-2;CRITERIS&amp;COLUMN(CRITERIS)-2;0);1)" office:value-type="string" office:string-value="" calcext:value-type="error">
            <text:p>#¡VALOR!</text:p>
          </table:table-cell>
          <table:table-cell table:style-name="ce65" table:formula="of:=COM.MICROSOFT.AGGREGATE(15;6;MATCH([.$E19]&amp;&quot;-&quot;&amp;COLUMN(CRITERIS)-2;CRITERIS&amp;&quot;-&quot;&amp;COLUMN(CRITERIS)-2;0);COLUMN([.A12]))" office:value-type="string" office:string-value="" calcext:value-type="error">
            <text:p>#¡VALOR!</text:p>
          </table:table-cell>
          <table:table-cell table:style-name="ce65" table:formula="of:=COM.MICROSOFT.AGGREGATE(15;6;MATCH([.$E19]&amp;&quot;-&quot;&amp;COLUMN(CRITERIS)-2;CRITERIS&amp;&quot;-&quot;&amp;COLUMN(CRITERIS)-2;0);COLUMN([.B12]))" office:value-type="string" office:string-value="" calcext:value-type="error">
            <text:p>#¡VALOR!</text:p>
          </table:table-cell>
          <table:table-cell table:style-name="ce65" table:formula="of:=COM.MICROSOFT.AGGREGATE(15;6;MATCH([.$E19]&amp;&quot;-&quot;&amp;COLUMN(CRITERIS)-2;CRITERIS&amp;&quot;-&quot;&amp;COLUMN(CRITERIS)-2;0);COLUMN([.C12]))" office:value-type="string" office:string-value="" calcext:value-type="error">
            <text:p>#¡VALOR!</text:p>
          </table:table-cell>
          <table:table-cell table:style-name="ce66" table:formula="of:=IFERROR(INDEX([$Alumnes.$C$4:.$N$13];MATCH([.$C$3];[$Alumnes.$B$4:.$B$13];0);COM.MICROSOFT.AGGREGATE(15;6;MATCH([.$E19]&amp;COLUMN(CRITERIS)-2;CRITERIS&amp;COLUMN(CRITERIS)-2;0);COLUMN([.M18])-12));&quot;No avaluat&quot;)" office:value-type="string" office:string-value="No avaluat" calcext:value-type="string">
            <text:p>No avaluat</text:p>
          </table:table-cell>
          <table:table-cell table:style-name="ce66" table:formula="of:=IFERROR(INDEX([$Alumnes.$C$4:.$N$13];MATCH([.$C$3];[$Alumnes.$B$4:.$B$13];0);COM.MICROSOFT.AGGREGATE(15;6;MATCH([.$E19]&amp;COLUMN(CRITERIS)-2;CRITERIS&amp;COLUMN(CRITERIS)-2;0);COLUMN([.N18])-12));&quot;No avaluat&quot;)" office:value-type="string" office:string-value="No avaluat" calcext:value-type="string">
            <text:p>No avaluat</text:p>
          </table:table-cell>
          <table:table-cell table:style-name="ce66" table:formula="of:=IFERROR(INDEX([$Alumnes.$C$4:.$N$13];MATCH([.$C$3];[$Alumnes.$B$4:.$B$13];0);COM.MICROSOFT.AGGREGATE(15;6;MATCH([.$E19]&amp;COLUMN(CRITERIS)-2;CRITERIS&amp;COLUMN(CRITERIS)-2;0);COLUMN([.O18])-12)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6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20];[Alumnes.$C$3:.$N$3];0)" office:value-type="string" office:string-value="" calcext:value-type="error">
            <text:p>#N/D</text:p>
          </table:table-cell>
          <table:table-cell table:style-name="ce28" table:formula="of:=INDEX([Alumnes.$C$4:.$N$13];[.F20];[.G20])" office:value-type="string" office:string-value="" calcext:value-type="error">
            <text:p>#N/D</text:p>
          </table:table-cell>
          <table:table-cell table:style-name="ce29" table:formula="of:=IFERROR(INDEX([Alumnes.$C$4:.$N$13];[.F20];[.G20]);&quot;No avaluat&quot;)" office:value-type="string" office:string-value="No avaluat" calcext:value-type="string">
            <text:p>No avaluat</text:p>
          </table:table-cell>
          <table:table-cell table:style-name="ce29" table:formula="of:=IFERROR(INDEX([$Alumnes.$C$4:.$N$13];MATCH([.$C$3];[$Alumnes.$B$4:.$B$13];0);MATCH([.E20];[$Alumnes.$C$3:.$N$3];0));&quot;No avaluat&quot;)" office:value-type="string" office:string-value="No avaluat" calcext:value-type="string">
            <text:p>No avaluat</text:p>
          </table:table-cell>
          <table:table-cell table:style-name="ce67" table:formula="of:=SMALL(MATCH([.E20]&amp;COLUMN(CRITERIS)-2;CRITERIS&amp;COLUMN(CRITERIS)-2;0);2)" office:value-type="string" office:string-value="" calcext:value-type="error">
            <text:p>#N/D</text:p>
          </table:table-cell>
          <table:table-cell table:style-name="ce67" table:formula="of:=COM.MICROSOFT.AGGREGATE(15;6;MATCH([.E20]&amp;COLUMN(CRITERIS)-2;CRITERIS&amp;COLUMN(CRITERIS)-2;0);1)" office:value-type="string" office:string-value="" calcext:value-type="error">
            <text:p>#¡VALOR!</text:p>
          </table:table-cell>
          <table:table-cell table:style-name="ce65" table:formula="of:=COM.MICROSOFT.AGGREGATE(15;6;MATCH([.$E20]&amp;&quot;-&quot;&amp;COLUMN(CRITERIS)-2;CRITERIS&amp;&quot;-&quot;&amp;COLUMN(CRITERIS)-2;0);COLUMN([.A13]))" office:value-type="string" office:string-value="" calcext:value-type="error">
            <text:p>#¡VALOR!</text:p>
          </table:table-cell>
          <table:table-cell table:style-name="ce65" table:formula="of:=COM.MICROSOFT.AGGREGATE(15;6;MATCH([.$E20]&amp;&quot;-&quot;&amp;COLUMN(CRITERIS)-2;CRITERIS&amp;&quot;-&quot;&amp;COLUMN(CRITERIS)-2;0);COLUMN([.B13]))" office:value-type="string" office:string-value="" calcext:value-type="error">
            <text:p>#¡VALOR!</text:p>
          </table:table-cell>
          <table:table-cell table:style-name="ce65" table:formula="of:=COM.MICROSOFT.AGGREGATE(15;6;MATCH([.$E20]&amp;&quot;-&quot;&amp;COLUMN(CRITERIS)-2;CRITERIS&amp;&quot;-&quot;&amp;COLUMN(CRITERIS)-2;0);COLUMN([.C13]))" office:value-type="string" office:string-value="" calcext:value-type="error">
            <text:p>#¡VALOR!</text:p>
          </table:table-cell>
          <table:table-cell table:style-name="ce66" table:formula="of:=IFERROR(INDEX([$Alumnes.$C$4:.$N$13];MATCH([.$C$3];[$Alumnes.$B$4:.$B$13];0);COM.MICROSOFT.AGGREGATE(15;6;MATCH([.$E20]&amp;COLUMN(CRITERIS)-2;CRITERIS&amp;COLUMN(CRITERIS)-2;0);COLUMN([.M19])-12));&quot;No avaluat&quot;)" office:value-type="string" office:string-value="No avaluat" calcext:value-type="string">
            <text:p>No avaluat</text:p>
          </table:table-cell>
          <table:table-cell table:style-name="ce66" table:formula="of:=IFERROR(INDEX([$Alumnes.$C$4:.$N$13];MATCH([.$C$3];[$Alumnes.$B$4:.$B$13];0);COM.MICROSOFT.AGGREGATE(15;6;MATCH([.$E20]&amp;COLUMN(CRITERIS)-2;CRITERIS&amp;COLUMN(CRITERIS)-2;0);COLUMN([.N19])-12));&quot;No avaluat&quot;)" office:value-type="string" office:string-value="No avaluat" calcext:value-type="string">
            <text:p>No avaluat</text:p>
          </table:table-cell>
          <table:table-cell table:style-name="ce66" table:formula="of:=IFERROR(INDEX([$Alumnes.$C$4:.$N$13];MATCH([.$C$3];[$Alumnes.$B$4:.$B$13];0);COM.MICROSOFT.AGGREGATE(15;6;MATCH([.$E20]&amp;COLUMN(CRITERIS)-2;CRITERIS&amp;COLUMN(CRITERIS)-2;0);COLUMN([.O19])-12));&quot;No avaluat&quot;)" office:value-type="string" office:string-value="No avaluat" calcext:value-type="string">
            <text:p>No avaluat</text:p>
          </table:table-cell>
        </table:table-row>
        <table:table-row table:style-name="ro2" table:number-rows-repeated="1048555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NOTES" table:style-name="ta1">
        <table:table-column table:style-name="co13" table:number-columns-repeated="2" table:default-cell-style-name="Default"/>
        <table:table-column table:style-name="co3" table:number-columns-repeated="3" table:default-cell-style-name="Default"/>
        <table:table-column table:style-name="co3" table:default-cell-style-name="ce30"/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style-name="ce31" office:value-type="string" calcext:value-type="string" table:number-columns-spanned="3" table:number-rows-spanned="1">
            <text:p>Selecciona alumne</text:p>
          </table:table-cell>
          <table:covered-table-cell table:number-columns-repeated="2" table:style-name="ce26"/>
          <table:table-cell/>
        </table:table-row>
        <table:table-row table:style-name="ro2">
          <table:table-cell table:number-columns-repeated="2"/>
          <table:table-cell table:style-name="ce32" table:content-validation-name="val3" office:value-type="string" calcext:value-type="string" table:number-columns-spanned="3" table:number-rows-spanned="1">
            <text:p>ALBERTO DURERO</text:p>
          </table:table-cell>
          <table:covered-table-cell table:number-columns-repeated="2" table:style-name="ce33"/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5"/>
          <table:table-cell table:style-name="ce34" office:value-type="string" calcext:value-type="string">
            <text:p>NOTA</text:p>
          </table:table-cell>
        </table:table-row>
        <table:table-row table:style-name="ro2">
          <table:table-cell table:number-columns-repeated="2"/>
          <table:table-cell table:style-name="ce21" office:value-type="string" calcext:value-type="string" table:number-columns-spanned="2" table:number-rows-spanned="7">
            <text:p>COMPETÈNCIA ESPECÍFICA 1</text:p>
          </table:table-cell>
          <table:covered-table-cell table:style-name="ce2"/>
          <table:table-cell table:style-name="ce23" office:value-type="string" calcext:value-type="string">
            <text:p>CA 1.1</text:p>
          </table:table-cell>
          <table:table-cell table:style-name="ce29" table:formula="of:=IFERROR(INDEX([Alumnes.$C$4:.$N$13];MATCH([.$C$3];[$Alumnes.$B$4:.$B$13];0);MATCH([.E8];[Alumnes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2</text:p>
          </table:table-cell>
          <table:table-cell table:style-name="ce29" table:formula="of:=IFERROR(INDEX([Alumnes.$C$4:.$N$13];MATCH([.$C$3];[$Alumnes.$B$4:.$B$13];0);MATCH([.E9];[Alumnes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3</text:p>
          </table:table-cell>
          <table:table-cell table:style-name="ce29" table:formula="of:=IFERROR(INDEX([Alumnes.$C$4:.$N$13];MATCH([.$C$3];[$Alumnes.$B$4:.$B$13];0);MATCH([.E10];[Alumnes.$C$3:.$N$3];0)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4</text:p>
          </table:table-cell>
          <table:table-cell table:style-name="ce29" table:formula="of:=IFERROR(INDEX([Alumnes.$C$4:.$N$13];MATCH([.$C$3];[$Alumnes.$B$4:.$B$13];0);MATCH([.E11];[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5</text:p>
          </table:table-cell>
          <table:table-cell table:style-name="ce29" table:formula="of:=IFERROR(INDEX([Alumnes.$C$4:.$N$13];MATCH([.$C$3];[$Alumnes.$B$4:.$B$13];0);MATCH([.E12];[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6</text:p>
          </table:table-cell>
          <table:table-cell table:style-name="ce29" table:formula="of:=IFERROR(INDEX([Alumnes.$C$4:.$N$13];MATCH([.$C$3];[$Alumnes.$B$4:.$B$13];0);MATCH([.E13];[Alumnes.$C$3:.$N$3];0)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7</text:p>
          </table:table-cell>
          <table:table-cell table:style-name="ce29" table:formula="of:=IFERROR(INDEX([Alumnes.$C$4:.$N$13];MATCH([.$C$3];[$Alumnes.$B$4:.$B$13];0);MATCH([.E14];[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table-cell table:style-name="ce22" office:value-type="string" calcext:value-type="string" table:number-columns-spanned="2" table:number-rows-spanned="6">
            <text:p>COMPETÈNCIA ESPECÍFICA 2</text:p>
          </table:table-cell>
          <table:covered-table-cell table:style-name="ce2"/>
          <table:table-cell table:style-name="ce25" office:value-type="string" calcext:value-type="string">
            <text:p>CA 2.1</text:p>
          </table:table-cell>
          <table:table-cell table:style-name="ce29" table:formula="of:=IFERROR(INDEX([Alumnes.$C$4:.$N$13];MATCH([.$C$3];[$Alumnes.$B$4:.$B$13];0);MATCH([.E15];[Alumnes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2</text:p>
          </table:table-cell>
          <table:table-cell table:style-name="ce29" table:formula="of:=IFERROR(INDEX([Alumnes.$C$4:.$N$13];MATCH([.$C$3];[$Alumnes.$B$4:.$B$13];0);MATCH([.E16];[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3</text:p>
          </table:table-cell>
          <table:table-cell table:style-name="ce29" table:formula="of:=IFERROR(INDEX([Alumnes.$C$4:.$N$13];MATCH([.$C$3];[$Alumnes.$B$4:.$B$13];0);MATCH([.E17];[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4</text:p>
          </table:table-cell>
          <table:table-cell table:style-name="ce29" table:formula="of:=IFERROR(INDEX([Alumnes.$C$4:.$N$13];MATCH([.$C$3];[$Alumnes.$B$4:.$B$13];0);MATCH([.E18];[Alumnes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5</text:p>
          </table:table-cell>
          <table:table-cell table:style-name="ce29" table:formula="of:=IFERROR(INDEX([Alumnes.$C$4:.$N$13];MATCH([.$C$3];[$Alumnes.$B$4:.$B$13];0);MATCH([.E19];[Alumnes.$C$3:.$N$3];0)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6</text:p>
          </table:table-cell>
          <table:table-cell table:style-name="ce29" table:formula="of:=IFERROR(INDEX([Alumnes.$C$4:.$N$13];MATCH([.$C$3];[$Alumnes.$B$4:.$B$13];0);MATCH([.E20];[Alumnes.$C$3:.$N$3];0));&quot;No avaluat&quot;)" office:value-type="string" office:string-value="No avaluat" calcext:value-type="string">
            <text:p>No avaluat</text:p>
          </table:table-cell>
        </table:table-row>
        <table:table-row table:style-name="ro2" table:number-rows-repeated="104855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Hoja4" table:style-name="ta1">
        <table:table-column table:style-name="co3" table:number-columns-repeated="2" table:default-cell-style-name="Default"/>
        <table:table-column table:style-name="co3" table:number-columns-repeated="2" table:default-cell-style-name="ce2"/>
        <table:table-column table:style-name="co3" table:number-columns-repeated="2" table:default-cell-style-name="Default"/>
        <table:table-row table:style-name="ro2" table:number-rows-repeated="7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ce21" office:value-type="string" calcext:value-type="string" table:number-columns-spanned="2" table:number-rows-spanned="7">
            <text:p>COMPETÈNCIA ESPECÍFICA 1</text:p>
          </table:table-cell>
          <table:covered-table-cell/>
          <table:table-cell table:style-name="ce23" office:value-type="string" calcext:value-type="string">
            <text:p>CA 1.1</text:p>
          </table:table-cell>
          <table:table-cell table:formula="of:=IF(ISERROR(VLOOKUP([.E8];alumnes![.$C$3:.$N$3];alumnes![.$C$4:.$N$4];0));&quot;No avaluat&quot;;COM.MICROSOFT.TEXTJOIN(&quot;, &quot;;1;IF(alumnes![.$C$3:.$N$3]=[.E8];alumnes![.$C$4:.$N$4];&quot;&quot;))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/>
          <table:table-cell table:style-name="ce24" office:value-type="string" calcext:value-type="string">
            <text:p>CA 1.2</text:p>
          </table:table-cell>
          <table:table-cell/>
        </table:table-row>
        <table:table-row table:style-name="ro2">
          <table:table-cell table:number-columns-repeated="2"/>
          <table:covered-table-cell table:number-columns-repeated="2"/>
          <table:table-cell table:style-name="ce24" office:value-type="string" calcext:value-type="string">
            <text:p>CA 1.3</text:p>
          </table:table-cell>
          <table:table-cell/>
        </table:table-row>
        <table:table-row table:style-name="ro2">
          <table:table-cell table:number-columns-repeated="2"/>
          <table:covered-table-cell table:number-columns-repeated="2"/>
          <table:table-cell table:style-name="ce24" office:value-type="string" calcext:value-type="string">
            <text:p>CA 1.4</text:p>
          </table:table-cell>
          <table:table-cell/>
        </table:table-row>
        <table:table-row table:style-name="ro2">
          <table:table-cell table:number-columns-repeated="2"/>
          <table:covered-table-cell table:number-columns-repeated="2"/>
          <table:table-cell table:style-name="ce24" office:value-type="string" calcext:value-type="string">
            <text:p>CA 1.5</text:p>
          </table:table-cell>
          <table:table-cell/>
        </table:table-row>
        <table:table-row table:style-name="ro2">
          <table:table-cell table:number-columns-repeated="2"/>
          <table:covered-table-cell table:number-columns-repeated="2"/>
          <table:table-cell table:style-name="ce24" office:value-type="string" calcext:value-type="string">
            <text:p>CA 1.6</text:p>
          </table:table-cell>
          <table:table-cell/>
        </table:table-row>
        <table:table-row table:style-name="ro2">
          <table:table-cell table:number-columns-repeated="2"/>
          <table:covered-table-cell table:number-columns-repeated="2"/>
          <table:table-cell table:style-name="ce24" office:value-type="string" calcext:value-type="string">
            <text:p>CA 1.7</text:p>
          </table:table-cell>
          <table:table-cell/>
        </table:table-row>
        <table:table-row table:style-name="ro2">
          <table:table-cell table:number-columns-repeated="2"/>
          <table:table-cell table:style-name="ce22" office:value-type="string" calcext:value-type="string" table:number-columns-spanned="2" table:number-rows-spanned="6">
            <text:p>COMPETÈNCIA ESPECÍFICA 2</text:p>
          </table:table-cell>
          <table:covered-table-cell/>
          <table:table-cell table:style-name="ce25" office:value-type="string" calcext:value-type="string">
            <text:p>CA 2.1</text:p>
          </table:table-cell>
          <table:table-cell/>
        </table:table-row>
        <table:table-row table:style-name="ro2">
          <table:table-cell table:number-columns-repeated="2"/>
          <table:covered-table-cell table:number-columns-repeated="2"/>
          <table:table-cell table:style-name="ce25" office:value-type="string" calcext:value-type="string">
            <text:p>CA 2.2</text:p>
          </table:table-cell>
          <table:table-cell/>
        </table:table-row>
        <table:table-row table:style-name="ro2">
          <table:table-cell table:number-columns-repeated="2"/>
          <table:covered-table-cell table:number-columns-repeated="2"/>
          <table:table-cell table:style-name="ce25" office:value-type="string" calcext:value-type="string">
            <text:p>CA 2.3</text:p>
          </table:table-cell>
          <table:table-cell/>
        </table:table-row>
        <table:table-row table:style-name="ro2">
          <table:table-cell table:number-columns-repeated="2"/>
          <table:covered-table-cell table:number-columns-repeated="2"/>
          <table:table-cell table:style-name="ce25" office:value-type="string" calcext:value-type="string">
            <text:p>CA 2.4</text:p>
          </table:table-cell>
          <table:table-cell/>
        </table:table-row>
        <table:table-row table:style-name="ro2">
          <table:table-cell table:number-columns-repeated="2"/>
          <table:covered-table-cell table:number-columns-repeated="2"/>
          <table:table-cell table:style-name="ce25" office:value-type="string" calcext:value-type="string">
            <text:p>CA 2.5</text:p>
          </table:table-cell>
          <table:table-cell/>
        </table:table-row>
        <table:table-row table:style-name="ro2">
          <table:table-cell table:number-columns-repeated="2"/>
          <table:covered-table-cell table:number-columns-repeated="2"/>
          <table:table-cell table:style-name="ce25" office:value-type="string" calcext:value-type="string">
            <text:p>CA 2.6</text:p>
          </table:table-cell>
          <table:table-cell/>
        </table:table-row>
      </table:table>
      <table:table table:name="Hoja5" table:style-name="ta1">
        <table:table-column table:style-name="co3" table:number-columns-repeated="2" table:default-cell-style-name="ce75"/>
        <table:table-column table:style-name="co3" table:number-columns-repeated="4" table:default-cell-style-name="Default"/>
        <table:table-row table:style-name="ro2">
          <table:table-cell office:value-type="string" calcext:value-type="string">
            <text:p>Criteri</text:p>
          </table:table-cell>
          <table:table-cell office:value-type="string" calcext:value-type="string">
            <text:p>Qualificació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 1.1</text:p>
          </table:table-cell>
          <table:table-cell office:value-type="string" calcext:value-type="string">
            <text:p>E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 1.2</text:p>
          </table:table-cell>
          <table:table-cell office:value-type="string" calcext:value-type="string">
            <text:p>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 2.1</text:p>
          </table:table-cell>
          <table:table-cell office:value-type="string" calcext:value-type="string">
            <text:p>B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 2.4</text:p>
          </table:table-cell>
          <table:table-cell office:value-type="string" calcext:value-type="string">
            <text:p>SF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 1.5</text:p>
          </table:table-cell>
          <table:table-cell office:value-type="string" calcext:value-type="string">
            <text:p>I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 1.1</text:p>
          </table:table-cell>
          <table:table-cell office:value-type="string" calcext:value-type="string">
            <text:p>E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 1.2</text:p>
          </table:table-cell>
          <table:table-cell office:value-type="string" calcext:value-type="string">
            <text:p>EX</text:p>
          </table:table-cell>
          <table:table-cell table:number-columns-repeated="2"/>
          <table:table-cell office:value-type="string" calcext:value-type="string">
            <text:p>CA 1.1</text:p>
          </table:table-cell>
          <table:table-cell table:formula="of:=IF(ISERROR(VLOOKUP([.E8];alumnes![.$C$3:.$N$3];alumnes![.$C$4:.$N$4];0));&quot;No avaluat&quot;;COM.MICROSOFT.TEXTJOIN(&quot;, &quot;;1;IF(alumnes![.$C$3:.$N$3]=[.E8];alumnes![.$C$4:.$N$4];&quot;&quot;)))" office:value-type="string" office:string-value="No avaluat" calcext:value-type="string">
            <text:p>No avaluat</text:p>
          </table:table-cell>
        </table:table-row>
        <table:table-row table:style-name="ro2">
          <table:table-cell office:value-type="string" calcext:value-type="string">
            <text:p>CA 1.1</text:p>
          </table:table-cell>
          <table:table-cell office:value-type="string" calcext:value-type="string">
            <text:p>E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 2.2</text:p>
          </table:table-cell>
          <table:table-cell office:value-type="string" calcext:value-type="string">
            <text:p>E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 2.3</text:p>
          </table:table-cell>
          <table:table-cell office:value-type="string" calcext:value-type="string">
            <text:p>E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 1.4</text:p>
          </table:table-cell>
          <table:table-cell office:value-type="string" calcext:value-type="string">
            <text:p>E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 1.7</text:p>
          </table:table-cell>
          <table:table-cell office:value-type="string" calcext:value-type="string">
            <text:p>EX</text:p>
          </table:table-cell>
          <table:table-cell table:number-columns-repeated="4"/>
        </table:table-row>
      </table:table>
      <table:named-expressions>
        <table:named-range table:name="CRITERIS" table:base-cell-address="$Alumnes.$C$3" table:cell-range-address="$Alumnes.$C$3:.$N$3"/>
      </table:named-expressions>
      <table:database-ranges>
        <table:database-range table:name="__Anonymous_Sheet_DB__0" table:target-range-address="Alumnes.C3:Alumnes.S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ipervínculo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 style:data-style-name="N2" text:time-value="16:29:44.40096046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9:35:04.881410124</meta:creation-date>
    <dc:date>2024-04-23T19:21:57.509924369</dc:date>
    <meta:editing-duration>PT10H55M45S</meta:editing-duration>
    <meta:editing-cycles>8</meta:editing-cycles>
    <meta:generator>LibreOffice/7.6.5.2$Linux_X86_64 LibreOffice_project/60$Build-2</meta:generator>
    <meta:document-statistic meta:table-count="5" meta:cell-count="484" meta:object-count="0"/>
  </office:meta>
</office:document-meta>
</file>